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8.7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5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7"/>
        <table:table-row table:style-name="ro1">
          <table:table-cell table:style-name="ce1" office:value-type="string" calcext:value-type="string">
            <text:p>EPOCH</text:p>
          </table:table-cell>
          <table:table-cell table:style-name="ce7" office:value-type="string" calcext:value-type="string">
            <text:p>RUN1</text:p>
          </table:table-cell>
          <table:table-cell table:style-name="ce7" office:value-type="string" calcext:value-type="string">
            <text:p>RUN2</text:p>
          </table:table-cell>
          <table:table-cell table:style-name="ce7" office:value-type="string" calcext:value-type="string">
            <text:p>RUN3</text:p>
          </table:table-cell>
          <table:table-cell table:style-name="ce7" office:value-type="string" calcext:value-type="string">
            <text:p>RUN4</text:p>
          </table:table-cell>
          <table:table-cell table:style-name="ce7" office:value-type="string" calcext:value-type="string">
            <text:p>RUN5</text:p>
          </table:table-cell>
          <table:table-cell table:style-name="ce7" office:value-type="string" calcext:value-type="string">
            <text:p>RUN6</text:p>
          </table:table-cell>
          <table:table-cell table:style-name="ce7" office:value-type="string" calcext:value-type="string">
            <text:p>RUN7</text:p>
          </table:table-cell>
          <table:table-cell table:style-name="ce7" office:value-type="string" calcext:value-type="string">
            <text:p>RUN8</text:p>
          </table:table-cell>
          <table:table-cell table:style-name="ce7" office:value-type="string" calcext:value-type="string">
            <text:p>RUN9</text:p>
          </table:table-cell>
          <table:table-cell table:style-name="ce7" office:value-type="string" calcext:value-type="string">
            <text:p>RUN10</text:p>
          </table:table-cell>
          <table:table-cell table:style-name="ce7" office:value-type="string" calcext:value-type="string">
            <text:p>RUN11</text:p>
          </table:table-cell>
          <table:table-cell table:style-name="ce7" office:value-type="string" calcext:value-type="string">
            <text:p>RUN12</text:p>
          </table:table-cell>
          <table:table-cell table:style-name="ce7" office:value-type="string" calcext:value-type="string">
            <text:p>RUN13</text:p>
          </table:table-cell>
          <table:table-cell table:style-name="ce7" office:value-type="string" calcext:value-type="string">
            <text:p>RUN14</text:p>
          </table:table-cell>
          <table:table-cell table:style-name="ce7" office:value-type="string" calcext:value-type="string">
            <text:p>RUN15</text:p>
          </table:table-cell>
          <table:table-cell table:style-name="ce7" office:value-type="string" calcext:value-type="string">
            <text:p>RUN16</text:p>
          </table:table-cell>
          <table:table-cell table:style-name="ce7" office:value-type="string" calcext:value-type="string">
            <text:p>RUN17</text:p>
          </table:table-cell>
          <table:table-cell table:style-name="ce7" office:value-type="string" calcext:value-type="string">
            <text:p>RUN18</text:p>
          </table:table-cell>
          <table:table-cell table:style-name="ce7" office:value-type="string" calcext:value-type="string">
            <text:p>RUN19</text:p>
          </table:table-cell>
          <table:table-cell table:style-name="ce7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702676" calcext:value-type="float">
            <text:p>0.716703</text:p>
          </table:table-cell>
          <table:table-cell office:value-type="float" office:value="0.71707518" calcext:value-type="float">
            <text:p>0.717075</text:p>
          </table:table-cell>
          <table:table-cell office:value-type="float" office:value="0.739821828" calcext:value-type="float">
            <text:p>0.739822</text:p>
          </table:table-cell>
          <table:table-cell office:value-type="float" office:value="0.74038158" calcext:value-type="float">
            <text:p>0.740382</text:p>
          </table:table-cell>
          <table:table-cell office:value-type="float" office:value="0.725651736" calcext:value-type="float">
            <text:p>0.725652</text:p>
          </table:table-cell>
          <table:table-cell office:value-type="float" office:value="0.7167142786032" calcext:value-type="float">
            <text:p>0.716714</text:p>
          </table:table-cell>
          <table:table-cell office:value-type="float" office:value="0.7057189788336" calcext:value-type="float">
            <text:p>0.705719</text:p>
          </table:table-cell>
          <table:table-cell office:value-type="float" office:value="0.7038520824096" calcext:value-type="float">
            <text:p>0.703852</text:p>
          </table:table-cell>
          <table:table-cell office:value-type="float" office:value="0.67841341812" calcext:value-type="float">
            <text:p>0.678413</text:p>
          </table:table-cell>
          <table:table-cell office:value-type="float" office:value="0.7106981079312" calcext:value-type="float">
            <text:p>0.710698</text:p>
          </table:table-cell>
          <table:table-cell office:value-type="float" office:value="0.67169082648" calcext:value-type="float">
            <text:p>0.671691</text:p>
          </table:table-cell>
          <table:table-cell office:value-type="float" office:value="0.66573661896" calcext:value-type="float">
            <text:p>0.665737</text:p>
          </table:table-cell>
          <table:table-cell office:value-type="float" office:value="0.7119423362304" calcext:value-type="float">
            <text:p>0.711942</text:p>
          </table:table-cell>
          <table:table-cell office:value-type="float" office:value="0.701570812536" calcext:value-type="float">
            <text:p>0.701571</text:p>
          </table:table-cell>
          <table:table-cell office:value-type="float" office:value="0.688087056168" calcext:value-type="float">
            <text:p>0.688087</text:p>
          </table:table-cell>
          <table:table-cell office:value-type="float" office:value="0.6818716596" calcext:value-type="float">
            <text:p>0.681872</text:p>
          </table:table-cell>
          <table:table-cell office:value-type="float" office:value="0.66957853956" calcext:value-type="float">
            <text:p>0.669579</text:p>
          </table:table-cell>
          <table:table-cell office:value-type="float" office:value="0.704811754699618" calcext:value-type="float">
            <text:p>0.704812</text:p>
          </table:table-cell>
          <table:table-cell office:value-type="float" office:value="0.683365836072276" calcext:value-type="float">
            <text:p>0.683366</text:p>
          </table:table-cell>
          <table:table-cell office:value-type="float" office:value="0.715886204119098" calcext:value-type="float">
            <text:p>0.715886</text:p>
          </table:table-cell>
          <table:table-cell table:formula="of:=AVERAGE([.B2:.U2])" office:value-type="float" office:value="0.70247857551615" calcext:value-type="float">
            <text:p>0.702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1417296" calcext:value-type="float">
            <text:p>0.811417</text:p>
          </table:table-cell>
          <table:table-cell office:value-type="float" office:value="0.804519" calcext:value-type="float">
            <text:p>0.804519</text:p>
          </table:table-cell>
          <table:table-cell office:value-type="float" office:value="0.810671292" calcext:value-type="float">
            <text:p>0.810671</text:p>
          </table:table-cell>
          <table:table-cell office:value-type="float" office:value="0.806942268" calcext:value-type="float">
            <text:p>0.806942</text:p>
          </table:table-cell>
          <table:table-cell office:value-type="float" office:value="0.807688272" calcext:value-type="float">
            <text:p>0.807688</text:p>
          </table:table-cell>
          <table:table-cell office:value-type="float" office:value="0.7829873765832" calcext:value-type="float">
            <text:p>0.782987</text:p>
          </table:table-cell>
          <table:table-cell office:value-type="float" office:value="0.7691004206904" calcext:value-type="float">
            <text:p>0.769100</text:p>
          </table:table-cell>
          <table:table-cell office:value-type="float" office:value="0.7586384668692" calcext:value-type="float">
            <text:p>0.758638</text:p>
          </table:table-cell>
          <table:table-cell office:value-type="float" office:value="0.7426585106004" calcext:value-type="float">
            <text:p>0.742659</text:p>
          </table:table-cell>
          <table:table-cell office:value-type="float" office:value="0.7561654751628" calcext:value-type="float">
            <text:p>0.756165</text:p>
          </table:table-cell>
          <table:table-cell office:value-type="float" office:value="0.7751884101336" calcext:value-type="float">
            <text:p>0.775188</text:p>
          </table:table-cell>
          <table:table-cell office:value-type="float" office:value="0.7991573285172" calcext:value-type="float">
            <text:p>0.799157</text:p>
          </table:table-cell>
          <table:table-cell office:value-type="float" office:value="0.8056253092908" calcext:value-type="float">
            <text:p>0.805625</text:p>
          </table:table-cell>
          <table:table-cell office:value-type="float" office:value="0.7696714237056" calcext:value-type="float">
            <text:p>0.769671</text:p>
          </table:table-cell>
          <table:table-cell office:value-type="float" office:value="0.728201567712" calcext:value-type="float">
            <text:p>0.728202</text:p>
          </table:table-cell>
          <table:table-cell office:value-type="float" office:value="0.7961133337956" calcext:value-type="float">
            <text:p>0.796113</text:p>
          </table:table-cell>
          <table:table-cell office:value-type="float" office:value="0.7843193782788" calcext:value-type="float">
            <text:p>0.784319</text:p>
          </table:table-cell>
          <table:table-cell office:value-type="float" office:value="0.774140705860772" calcext:value-type="float">
            <text:p>0.774141</text:p>
          </table:table-cell>
          <table:table-cell office:value-type="float" office:value="0.748079917727783" calcext:value-type="float">
            <text:p>0.748080</text:p>
          </table:table-cell>
          <table:table-cell office:value-type="float" office:value="0.761685483131488" calcext:value-type="float">
            <text:p>0.761685</text:p>
          </table:table-cell>
          <table:table-cell table:formula="of:=AVERAGE([.B3:.U3])" office:value-type="float" office:value="0.779648561802982" calcext:value-type="float">
            <text:p>0.779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4723696" calcext:value-type="float">
            <text:p>0.834724</text:p>
          </table:table-cell>
          <table:table-cell office:value-type="float" office:value="0.798739212" calcext:value-type="float">
            <text:p>0.798739</text:p>
          </table:table-cell>
          <table:table-cell office:value-type="float" office:value="0.810671292" calcext:value-type="float">
            <text:p>0.810671</text:p>
          </table:table-cell>
          <table:table-cell office:value-type="float" office:value="0.827079396" calcext:value-type="float">
            <text:p>0.827079</text:p>
          </table:table-cell>
          <table:table-cell office:value-type="float" office:value="0.700294572" calcext:value-type="float">
            <text:p>0.700295</text:p>
          </table:table-cell>
          <table:table-cell office:value-type="float" office:value="0.860411118162" calcext:value-type="float">
            <text:p>0.860411</text:p>
          </table:table-cell>
          <table:table-cell office:value-type="float" office:value="0.8522311443624" calcext:value-type="float">
            <text:p>0.852231</text:p>
          </table:table-cell>
          <table:table-cell office:value-type="float" office:value="0.849758152656" calcext:value-type="float">
            <text:p>0.849758</text:p>
          </table:table-cell>
          <table:table-cell office:value-type="float" office:value="0.8474751566148" calcext:value-type="float">
            <text:p>0.847475</text:p>
          </table:table-cell>
          <table:table-cell office:value-type="float" office:value="0.8478561639648" calcext:value-type="float">
            <text:p>0.847856</text:p>
          </table:table-cell>
          <table:table-cell office:value-type="float" office:value="0.8139952787556" calcext:value-type="float">
            <text:p>0.813995</text:p>
          </table:table-cell>
          <table:table-cell office:value-type="float" office:value="0.8682111006312" calcext:value-type="float">
            <text:p>0.868211</text:p>
          </table:table-cell>
          <table:table-cell office:value-type="float" office:value="0.8708740880028" calcext:value-type="float">
            <text:p>0.870874</text:p>
          </table:table-cell>
          <table:table-cell office:value-type="float" office:value="0.8368232071284" calcext:value-type="float">
            <text:p>0.836823</text:p>
          </table:table-cell>
          <table:table-cell office:value-type="float" office:value="0.8520411486972" calcext:value-type="float">
            <text:p>0.852041</text:p>
          </table:table-cell>
          <table:table-cell office:value-type="float" office:value="0.81304428441" calcext:value-type="float">
            <text:p>0.813044</text:p>
          </table:table-cell>
          <table:table-cell office:value-type="float" office:value="0.8567971364448" calcext:value-type="float">
            <text:p>0.856797</text:p>
          </table:table-cell>
          <table:table-cell office:value-type="float" office:value="0.83066817644471" calcext:value-type="float">
            <text:p>0.830668</text:p>
          </table:table-cell>
          <table:table-cell office:value-type="float" office:value="0.853661725258088" calcext:value-type="float">
            <text:p>0.853662</text:p>
          </table:table-cell>
          <table:table-cell office:value-type="float" office:value="0.854045513961743" calcext:value-type="float">
            <text:p>0.854046</text:p>
          </table:table-cell>
          <table:table-cell table:formula="of:=AVERAGE([.B4:.U4])" office:value-type="float" office:value="0.833970078174727" calcext:value-type="float">
            <text:p>0.8339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4486328" calcext:value-type="float">
            <text:p>0.854486</text:p>
          </table:table-cell>
          <table:table-cell office:value-type="float" office:value="0.864554892" calcext:value-type="float">
            <text:p>0.864555</text:p>
          </table:table-cell>
          <table:table-cell office:value-type="float" office:value="0.706261608" calcext:value-type="float">
            <text:p>0.706262</text:p>
          </table:table-cell>
          <table:table-cell office:value-type="float" office:value="0.841621992" calcext:value-type="float">
            <text:p>0.841622</text:p>
          </table:table-cell>
          <table:table-cell office:value-type="float" office:value="0.839943732" calcext:value-type="float">
            <text:p>0.839944</text:p>
          </table:table-cell>
          <table:table-cell office:value-type="float" office:value="0.851470145682" calcext:value-type="float">
            <text:p>0.851470</text:p>
          </table:table-cell>
          <table:table-cell office:value-type="float" office:value="0.8729660723592" calcext:value-type="float">
            <text:p>0.872966</text:p>
          </table:table-cell>
          <table:table-cell office:value-type="float" office:value="0.809239291008" calcext:value-type="float">
            <text:p>0.809239</text:p>
          </table:table-cell>
          <table:table-cell office:value-type="float" office:value="0.8752490684004" calcext:value-type="float">
            <text:p>0.875249</text:p>
          </table:table-cell>
          <table:table-cell office:value-type="float" office:value="0.8507091470016" calcext:value-type="float">
            <text:p>0.850709</text:p>
          </table:table-cell>
          <table:table-cell office:value-type="float" office:value="0.8678300932812" calcext:value-type="float">
            <text:p>0.867830</text:p>
          </table:table-cell>
          <table:table-cell office:value-type="float" office:value="0.867640097616" calcext:value-type="float">
            <text:p>0.867640</text:p>
          </table:table-cell>
          <table:table-cell office:value-type="float" office:value="0.8878040225976" calcext:value-type="float">
            <text:p>0.887804</text:p>
          </table:table-cell>
          <table:table-cell office:value-type="float" office:value="0.8706840923376" calcext:value-type="float">
            <text:p>0.870684</text:p>
          </table:table-cell>
          <table:table-cell office:value-type="float" office:value="0.86592810459" calcext:value-type="float">
            <text:p>0.865928</text:p>
          </table:table-cell>
          <table:table-cell office:value-type="float" office:value="0.871445091018" calcext:value-type="float">
            <text:p>0.871445</text:p>
          </table:table-cell>
          <table:table-cell office:value-type="float" office:value="0.8539431373884" calcext:value-type="float">
            <text:p>0.853943</text:p>
          </table:table-cell>
          <table:table-cell office:value-type="float" office:value="0.874740424299364" calcext:value-type="float">
            <text:p>0.874740</text:p>
          </table:table-cell>
          <table:table-cell office:value-type="float" office:value="0.881638386599723" calcext:value-type="float">
            <text:p>0.881638</text:p>
          </table:table-cell>
          <table:table-cell office:value-type="float" office:value="0.856919323774712" calcext:value-type="float">
            <text:p>0.856919</text:p>
          </table:table-cell>
          <table:table-cell table:formula="of:=AVERAGE([.B5:.U5])" office:value-type="float" office:value="0.85325375249769" calcext:value-type="float">
            <text:p>0.853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1876808" calcext:value-type="float">
            <text:p>0.851877</text:p>
          </table:table-cell>
          <table:table-cell office:value-type="float" office:value="0.871266936" calcext:value-type="float">
            <text:p>0.871267</text:p>
          </table:table-cell>
          <table:table-cell office:value-type="float" office:value="0.866419404" calcext:value-type="float">
            <text:p>0.866419</text:p>
          </table:table-cell>
          <table:table-cell office:value-type="float" office:value="0.867724164" calcext:value-type="float">
            <text:p>0.867724</text:p>
          </table:table-cell>
          <table:table-cell office:value-type="float" office:value="0.847588032" calcext:value-type="float">
            <text:p>0.847588</text:p>
          </table:table-cell>
          <table:table-cell office:value-type="float" office:value="0.8543241447384" calcext:value-type="float">
            <text:p>0.854324</text:p>
          </table:table-cell>
          <table:table-cell office:value-type="float" office:value="0.8813370578436" calcext:value-type="float">
            <text:p>0.881337</text:p>
          </table:table-cell>
          <table:table-cell office:value-type="float" office:value="0.8670690946008" calcext:value-type="float">
            <text:p>0.867069</text:p>
          </table:table-cell>
          <table:table-cell office:value-type="float" office:value="0.873157084044" calcext:value-type="float">
            <text:p>0.873157</text:p>
          </table:table-cell>
          <table:table-cell office:value-type="float" office:value="0.8573671234404" calcext:value-type="float">
            <text:p>0.857367</text:p>
          </table:table-cell>
          <table:table-cell office:value-type="float" office:value="0.8725860810288" calcext:value-type="float">
            <text:p>0.872586</text:p>
          </table:table-cell>
          <table:table-cell office:value-type="float" office:value="0.8560361377644" calcext:value-type="float">
            <text:p>0.856036</text:p>
          </table:table-cell>
          <table:table-cell office:value-type="float" office:value="0.88381004955" calcext:value-type="float">
            <text:p>0.883810</text:p>
          </table:table-cell>
          <table:table-cell office:value-type="float" office:value="0.858699125136" calcext:value-type="float">
            <text:p>0.858699</text:p>
          </table:table-cell>
          <table:table-cell office:value-type="float" office:value="0.8771510570916" calcext:value-type="float">
            <text:p>0.877151</text:p>
          </table:table-cell>
          <table:table-cell office:value-type="float" office:value="0.876581070096" calcext:value-type="float">
            <text:p>0.876581</text:p>
          </table:table-cell>
          <table:table-cell office:value-type="float" office:value="0.8788640661372" calcext:value-type="float">
            <text:p>0.878864</text:p>
          </table:table-cell>
          <table:table-cell office:value-type="float" office:value="0.86745867329535" calcext:value-type="float">
            <text:p>0.867459</text:p>
          </table:table-cell>
          <table:table-cell office:value-type="float" office:value="0.879531130757521" calcext:value-type="float">
            <text:p>0.879531</text:p>
          </table:table-cell>
          <table:table-cell office:value-type="float" office:value="0.863625903441515" calcext:value-type="float">
            <text:p>0.863626</text:p>
          </table:table-cell>
          <table:table-cell table:formula="of:=AVERAGE([.B6:.U6])" office:value-type="float" office:value="0.86762365714828" calcext:value-type="float">
            <text:p>0.867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0944552" calcext:value-type="float">
            <text:p>0.850945</text:p>
          </table:table-cell>
          <table:table-cell office:value-type="float" office:value="0.857096844" calcext:value-type="float">
            <text:p>0.857097</text:p>
          </table:table-cell>
          <table:table-cell office:value-type="float" office:value="0.851130804" calcext:value-type="float">
            <text:p>0.851131</text:p>
          </table:table-cell>
          <table:table-cell office:value-type="float" office:value="0.869962176" calcext:value-type="float">
            <text:p>0.869962</text:p>
          </table:table-cell>
          <table:table-cell office:value-type="float" office:value="0.876487968" calcext:value-type="float">
            <text:p>0.876488</text:p>
          </table:table-cell>
          <table:table-cell office:value-type="float" office:value="0.8735370753744" calcext:value-type="float">
            <text:p>0.873537</text:p>
          </table:table-cell>
          <table:table-cell office:value-type="float" office:value="0.8866630325868" calcext:value-type="float">
            <text:p>0.886663</text:p>
          </table:table-cell>
          <table:table-cell office:value-type="float" office:value="0.8725860810288" calcext:value-type="float">
            <text:p>0.872586</text:p>
          </table:table-cell>
          <table:table-cell office:value-type="float" office:value="0.8794340531328" calcext:value-type="float">
            <text:p>0.879434</text:p>
          </table:table-cell>
          <table:table-cell office:value-type="float" office:value="0.8674501019508" calcext:value-type="float">
            <text:p>0.867450</text:p>
          </table:table-cell>
          <table:table-cell table:number-columns-repeated="2" office:value-type="float" office:value="0.8754390640656" calcext:value-type="float">
            <text:p>0.875439</text:p>
          </table:table-cell>
          <table:table-cell office:value-type="float" office:value="0.876200062746" calcext:value-type="float">
            <text:p>0.876200</text:p>
          </table:table-cell>
          <table:table-cell office:value-type="float" office:value="0.8733470797092" calcext:value-type="float">
            <text:p>0.873347</text:p>
          </table:table-cell>
          <table:table-cell office:value-type="float" office:value="0.8819070448392" calcext:value-type="float">
            <text:p>0.881907</text:p>
          </table:table-cell>
          <table:table-cell office:value-type="float" office:value="0.8674501019508" calcext:value-type="float">
            <text:p>0.867450</text:p>
          </table:table-cell>
          <table:table-cell office:value-type="float" office:value="0.876200062746" calcext:value-type="float">
            <text:p>0.876200</text:p>
          </table:table-cell>
          <table:table-cell office:value-type="float" office:value="0.879913896024633" calcext:value-type="float">
            <text:p>0.879914</text:p>
          </table:table-cell>
          <table:table-cell office:value-type="float" office:value="0.885853921720669" calcext:value-type="float">
            <text:p>0.885854</text:p>
          </table:table-cell>
          <table:table-cell office:value-type="float" office:value="0.873782487695041" calcext:value-type="float">
            <text:p>0.873782</text:p>
          </table:table-cell>
          <table:table-cell table:formula="of:=AVERAGE([.B7:.U7])" office:value-type="float" office:value="0.872541273681817" calcext:value-type="float">
            <text:p>0.872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8283916" calcext:value-type="float">
            <text:p>0.868284</text:p>
          </table:table-cell>
          <table:table-cell office:value-type="float" office:value="0.875928216" calcext:value-type="float">
            <text:p>0.875928</text:p>
          </table:table-cell>
          <table:table-cell office:value-type="float" office:value="0.877232976" calcext:value-type="float">
            <text:p>0.877233</text:p>
          </table:table-cell>
          <table:table-cell office:value-type="float" office:value="0.871266936" calcext:value-type="float">
            <text:p>0.871267</text:p>
          </table:table-cell>
          <table:table-cell office:value-type="float" office:value="0.863062884" calcext:value-type="float">
            <text:p>0.863063</text:p>
          </table:table-cell>
          <table:table-cell office:value-type="float" office:value="0.8777220601068" calcext:value-type="float">
            <text:p>0.877722</text:p>
          </table:table-cell>
          <table:table-cell office:value-type="float" office:value="0.8695420863072" calcext:value-type="float">
            <text:p>0.869542</text:p>
          </table:table-cell>
          <table:table-cell office:value-type="float" office:value="0.8651671059096" calcext:value-type="float">
            <text:p>0.865167</text:p>
          </table:table-cell>
          <table:table-cell office:value-type="float" office:value="0.8801950518132" calcext:value-type="float">
            <text:p>0.880195</text:p>
          </table:table-cell>
          <table:table-cell office:value-type="float" office:value="0.8723960853636" calcext:value-type="float">
            <text:p>0.872396</text:p>
          </table:table-cell>
          <table:table-cell office:value-type="float" office:value="0.8798150604828" calcext:value-type="float">
            <text:p>0.879815</text:p>
          </table:table-cell>
          <table:table-cell office:value-type="float" office:value="0.8754390640656" calcext:value-type="float">
            <text:p>0.875439</text:p>
          </table:table-cell>
          <table:table-cell office:value-type="float" office:value="0.8775320644416" calcext:value-type="float">
            <text:p>0.877532</text:p>
          </table:table-cell>
          <table:table-cell office:value-type="float" office:value="0.8729660723592" calcext:value-type="float">
            <text:p>0.872966</text:p>
          </table:table-cell>
          <table:table-cell office:value-type="float" office:value="0.877912055772" calcext:value-type="float">
            <text:p>0.877912</text:p>
          </table:table-cell>
          <table:table-cell office:value-type="float" office:value="0.8758200714156" calcext:value-type="float">
            <text:p>0.875820</text:p>
          </table:table-cell>
          <table:table-cell office:value-type="float" office:value="0.8815270535088" calcext:value-type="float">
            <text:p>0.881527</text:p>
          </table:table-cell>
          <table:table-cell office:value-type="float" office:value="0.868225227266117" calcext:value-type="float">
            <text:p>0.868225</text:p>
          </table:table-cell>
          <table:table-cell office:value-type="float" office:value="0.886620475691436" calcext:value-type="float">
            <text:p>0.886620</text:p>
          </table:table-cell>
          <table:table-cell office:value-type="float" office:value="0.878764576786754" calcext:value-type="float">
            <text:p>0.878765</text:p>
          </table:table-cell>
          <table:table-cell table:formula="of:=AVERAGE([.B8:.U8])" office:value-type="float" office:value="0.874770951964515" calcext:value-type="float">
            <text:p>0.8747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6114468" calcext:value-type="float">
            <text:p>0.876114</text:p>
          </table:table-cell>
          <table:table-cell office:value-type="float" office:value="0.863436384" calcext:value-type="float">
            <text:p>0.863436</text:p>
          </table:table-cell>
          <table:table-cell office:value-type="float" office:value="0.870520932" calcext:value-type="float">
            <text:p>0.870521</text:p>
          </table:table-cell>
          <table:table-cell office:value-type="float" office:value="0.87797898" calcext:value-type="float">
            <text:p>0.877979</text:p>
          </table:table-cell>
          <table:table-cell office:value-type="float" office:value="0.87033468" calcext:value-type="float">
            <text:p>0.870335</text:p>
          </table:table-cell>
          <table:table-cell office:value-type="float" office:value="0.880005056148" calcext:value-type="float">
            <text:p>0.880005</text:p>
          </table:table-cell>
          <table:table-cell office:value-type="float" office:value="0.8822880521892" calcext:value-type="float">
            <text:p>0.882288</text:p>
          </table:table-cell>
          <table:table-cell office:value-type="float" office:value="0.8716350866832" calcext:value-type="float">
            <text:p>0.871635</text:p>
          </table:table-cell>
          <table:table-cell office:value-type="float" office:value="0.8739180827244" calcext:value-type="float">
            <text:p>0.873918</text:p>
          </table:table-cell>
          <table:table-cell office:value-type="float" office:value="0.8756300757504" calcext:value-type="float">
            <text:p>0.875630</text:p>
          </table:table-cell>
          <table:table-cell office:value-type="float" office:value="0.8763910744308" calcext:value-type="float">
            <text:p>0.876391</text:p>
          </table:table-cell>
          <table:table-cell office:value-type="float" office:value="0.8720150780136" calcext:value-type="float">
            <text:p>0.872015</text:p>
          </table:table-cell>
          <table:table-cell office:value-type="float" office:value="0.8763910744308" calcext:value-type="float">
            <text:p>0.876391</text:p>
          </table:table-cell>
          <table:table-cell office:value-type="float" office:value="0.8718250823484" calcext:value-type="float">
            <text:p>0.871825</text:p>
          </table:table-cell>
          <table:table-cell office:value-type="float" office:value="0.8790540618024" calcext:value-type="float">
            <text:p>0.879054</text:p>
          </table:table-cell>
          <table:table-cell office:value-type="float" office:value="0.8756300757504" calcext:value-type="float">
            <text:p>0.875630</text:p>
          </table:table-cell>
          <table:table-cell office:value-type="float" office:value="0.8723960853636" calcext:value-type="float">
            <text:p>0.872396</text:p>
          </table:table-cell>
          <table:table-cell office:value-type="float" office:value="0.878764576786754" calcext:value-type="float">
            <text:p>0.878765</text:p>
          </table:table-cell>
          <table:table-cell office:value-type="float" office:value="0.880297684728288" calcext:value-type="float">
            <text:p>0.880298</text:p>
          </table:table-cell>
          <table:table-cell office:value-type="float" office:value="0.882022175303378" calcext:value-type="float">
            <text:p>0.882022</text:p>
          </table:table-cell>
          <table:table-cell table:formula="of:=AVERAGE([.B9:.U9])" office:value-type="float" office:value="0.875332438322681" calcext:value-type="float">
            <text:p>0.875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667422" calcext:value-type="float">
            <text:p>0.876674</text:p>
          </table:table-cell>
          <table:table-cell office:value-type="float" office:value="0.878351484" calcext:value-type="float">
            <text:p>0.878351</text:p>
          </table:table-cell>
          <table:table-cell office:value-type="float" office:value="0.87797898" calcext:value-type="float">
            <text:p>0.877979</text:p>
          </table:table-cell>
          <table:table-cell office:value-type="float" office:value="0.880029744" calcext:value-type="float">
            <text:p>0.880030</text:p>
          </table:table-cell>
          <table:table-cell office:value-type="float" office:value="0.872758944" calcext:value-type="float">
            <text:p>0.872759</text:p>
          </table:table-cell>
          <table:table-cell office:value-type="float" office:value="0.8792440574676" calcext:value-type="float">
            <text:p>0.879244</text:p>
          </table:table-cell>
          <table:table-cell office:value-type="float" office:value="0.879624048798" calcext:value-type="float">
            <text:p>0.879624</text:p>
          </table:table-cell>
          <table:table-cell office:value-type="float" office:value="0.8685910919616" calcext:value-type="float">
            <text:p>0.868591</text:p>
          </table:table-cell>
          <table:table-cell office:value-type="float" office:value="0.8746780653852" calcext:value-type="float">
            <text:p>0.874678</text:p>
          </table:table-cell>
          <table:table-cell office:value-type="float" office:value="0.871064083668" calcext:value-type="float">
            <text:p>0.871064</text:p>
          </table:table-cell>
          <table:table-cell office:value-type="float" office:value="0.876200062746" calcext:value-type="float">
            <text:p>0.876200</text:p>
          </table:table-cell>
          <table:table-cell office:value-type="float" office:value="0.8718250823484" calcext:value-type="float">
            <text:p>0.871825</text:p>
          </table:table-cell>
          <table:table-cell office:value-type="float" office:value="0.8773420687764" calcext:value-type="float">
            <text:p>0.877342</text:p>
          </table:table-cell>
          <table:table-cell office:value-type="float" office:value="0.8712540793332" calcext:value-type="float">
            <text:p>0.871254</text:p>
          </table:table-cell>
          <table:table-cell office:value-type="float" office:value="0.8781030674568" calcext:value-type="float">
            <text:p>0.878103</text:p>
          </table:table-cell>
          <table:table-cell office:value-type="float" office:value="0.87486907707" calcext:value-type="float">
            <text:p>0.874869</text:p>
          </table:table-cell>
          <table:table-cell office:value-type="float" office:value="0.8781030674568" calcext:value-type="float">
            <text:p>0.878103</text:p>
          </table:table-cell>
          <table:table-cell office:value-type="float" office:value="0.8806804499954" calcext:value-type="float">
            <text:p>0.880680</text:p>
          </table:table-cell>
          <table:table-cell office:value-type="float" office:value="0.881063215262512" calcext:value-type="float">
            <text:p>0.881063</text:p>
          </table:table-cell>
          <table:table-cell office:value-type="float" office:value="0.877422851478776" calcext:value-type="float">
            <text:p>0.877423</text:p>
          </table:table-cell>
          <table:table-cell table:formula="of:=AVERAGE([.B10:.U10])" office:value-type="float" office:value="0.876292887060234" calcext:value-type="float">
            <text:p>0.876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797898" calcext:value-type="float">
            <text:p>0.877979</text:p>
          </table:table-cell>
          <table:table-cell office:value-type="float" office:value="0.876860472" calcext:value-type="float">
            <text:p>0.876860</text:p>
          </table:table-cell>
          <table:table-cell office:value-type="float" office:value="0.878538732" calcext:value-type="float">
            <text:p>0.878539</text:p>
          </table:table-cell>
          <table:table-cell office:value-type="float" office:value="0.878724984" calcext:value-type="float">
            <text:p>0.878725</text:p>
          </table:table-cell>
          <table:table-cell office:value-type="float" office:value="0.8736912" calcext:value-type="float">
            <text:p>0.873691</text:p>
          </table:table-cell>
          <table:table-cell office:value-type="float" office:value="0.8798150604828" calcext:value-type="float">
            <text:p>0.879815</text:p>
          </table:table-cell>
          <table:table-cell office:value-type="float" office:value="0.8794340531328" calcext:value-type="float">
            <text:p>0.879434</text:p>
          </table:table-cell>
          <table:table-cell office:value-type="float" office:value="0.8663080959204" calcext:value-type="float">
            <text:p>0.866308</text:p>
          </table:table-cell>
          <table:table-cell office:value-type="float" office:value="0.8741080783896" calcext:value-type="float">
            <text:p>0.874108</text:p>
          </table:table-cell>
          <table:table-cell office:value-type="float" office:value="0.8723960853636" calcext:value-type="float">
            <text:p>0.872396</text:p>
          </table:table-cell>
          <table:table-cell office:value-type="float" office:value="0.8773420687764" calcext:value-type="float">
            <text:p>0.877342</text:p>
          </table:table-cell>
          <table:table-cell office:value-type="float" office:value="0.871064083668" calcext:value-type="float">
            <text:p>0.871064</text:p>
          </table:table-cell>
          <table:table-cell office:value-type="float" office:value="0.8771510570916" calcext:value-type="float">
            <text:p>0.877151</text:p>
          </table:table-cell>
          <table:table-cell office:value-type="float" office:value="0.8712540793332" calcext:value-type="float">
            <text:p>0.871254</text:p>
          </table:table-cell>
          <table:table-cell office:value-type="float" office:value="0.878293063122" calcext:value-type="float">
            <text:p>0.878293</text:p>
          </table:table-cell>
          <table:table-cell office:value-type="float" office:value="0.87448806972" calcext:value-type="float">
            <text:p>0.874488</text:p>
          </table:table-cell>
          <table:table-cell office:value-type="float" office:value="0.8763910744308" calcext:value-type="float">
            <text:p>0.876391</text:p>
          </table:table-cell>
          <table:table-cell office:value-type="float" office:value="0.879913896024633" calcext:value-type="float">
            <text:p>0.879914</text:p>
          </table:table-cell>
          <table:table-cell office:value-type="float" office:value="0.880489067361844" calcext:value-type="float">
            <text:p>0.880489</text:p>
          </table:table-cell>
          <table:table-cell office:value-type="float" office:value="0.878764576786754" calcext:value-type="float">
            <text:p>0.878765</text:p>
          </table:table-cell>
          <table:table-cell table:formula="of:=AVERAGE([.B11:.U11])" office:value-type="float" office:value="0.876150338880221" calcext:value-type="float">
            <text:p>0.876150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7" office:value-type="string" calcext:value-type="string">
            <text:p>RUN1</text:p>
          </table:table-cell>
          <table:table-cell table:style-name="ce7" office:value-type="string" calcext:value-type="string">
            <text:p>RUN2</text:p>
          </table:table-cell>
          <table:table-cell table:style-name="ce7" office:value-type="string" calcext:value-type="string">
            <text:p>RUN3</text:p>
          </table:table-cell>
          <table:table-cell table:style-name="ce7" office:value-type="string" calcext:value-type="string">
            <text:p>RUN4</text:p>
          </table:table-cell>
          <table:table-cell table:style-name="ce7" office:value-type="string" calcext:value-type="string">
            <text:p>RUN5</text:p>
          </table:table-cell>
          <table:table-cell table:style-name="ce7" office:value-type="string" calcext:value-type="string">
            <text:p>RUN6</text:p>
          </table:table-cell>
          <table:table-cell table:style-name="ce7" office:value-type="string" calcext:value-type="string">
            <text:p>RUN7</text:p>
          </table:table-cell>
          <table:table-cell table:style-name="ce7" office:value-type="string" calcext:value-type="string">
            <text:p>RUN8</text:p>
          </table:table-cell>
          <table:table-cell table:style-name="ce7" office:value-type="string" calcext:value-type="string">
            <text:p>RUN9</text:p>
          </table:table-cell>
          <table:table-cell table:style-name="ce7" office:value-type="string" calcext:value-type="string">
            <text:p>RUN10</text:p>
          </table:table-cell>
          <table:table-cell table:style-name="ce7" office:value-type="string" calcext:value-type="string">
            <text:p>RUN11</text:p>
          </table:table-cell>
          <table:table-cell table:style-name="ce7" office:value-type="string" calcext:value-type="string">
            <text:p>RUN12</text:p>
          </table:table-cell>
          <table:table-cell table:style-name="ce7" office:value-type="string" calcext:value-type="string">
            <text:p>RUN13</text:p>
          </table:table-cell>
          <table:table-cell table:style-name="ce7" office:value-type="string" calcext:value-type="string">
            <text:p>RUN14</text:p>
          </table:table-cell>
          <table:table-cell table:style-name="ce7" office:value-type="string" calcext:value-type="string">
            <text:p>RUN15</text:p>
          </table:table-cell>
          <table:table-cell table:style-name="ce7" office:value-type="string" calcext:value-type="string">
            <text:p>RUN16</text:p>
          </table:table-cell>
          <table:table-cell table:style-name="ce7" office:value-type="string" calcext:value-type="string">
            <text:p>RUN17</text:p>
          </table:table-cell>
          <table:table-cell table:style-name="ce7" office:value-type="string" calcext:value-type="string">
            <text:p>RUN18</text:p>
          </table:table-cell>
          <table:table-cell table:style-name="ce7" office:value-type="string" calcext:value-type="string">
            <text:p>RUN19</text:p>
          </table:table-cell>
          <table:table-cell table:style-name="ce7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284316" calcext:value-type="float">
            <text:p>0.616284</text:p>
          </table:table-cell>
          <table:table-cell office:value-type="float" office:value="0.611426964" calcext:value-type="float">
            <text:p>0.611427</text:p>
          </table:table-cell>
          <table:table-cell office:value-type="float" office:value="0.599484384" calcext:value-type="float">
            <text:p>0.599484</text:p>
          </table:table-cell>
          <table:table-cell office:value-type="float" office:value="0.608460144" calcext:value-type="float">
            <text:p>0.608460</text:p>
          </table:table-cell>
          <table:table-cell office:value-type="float" office:value="0.614920884" calcext:value-type="float">
            <text:p>0.614921</text:p>
          </table:table-cell>
          <table:table-cell office:value-type="float" office:value="0.65296965272" calcext:value-type="float">
            <text:p>0.652970</text:p>
          </table:table-cell>
          <table:table-cell office:value-type="float" office:value="0.6528161612" calcext:value-type="float">
            <text:p>0.652816</text:p>
          </table:table-cell>
          <table:table-cell office:value-type="float" office:value="0.641589634" calcext:value-type="float">
            <text:p>0.641590</text:p>
          </table:table-cell>
          <table:table-cell office:value-type="float" office:value="0.6480244708" calcext:value-type="float">
            <text:p>0.648024</text:p>
          </table:table-cell>
          <table:table-cell office:value-type="float" office:value="0.65477219416" calcext:value-type="float">
            <text:p>0.654772</text:p>
          </table:table-cell>
          <table:table-cell office:value-type="float" office:value="0.62751761016" calcext:value-type="float">
            <text:p>0.627518</text:p>
          </table:table-cell>
          <table:table-cell office:value-type="float" office:value="0.63263301024" calcext:value-type="float">
            <text:p>0.632633</text:p>
          </table:table-cell>
          <table:table-cell office:value-type="float" office:value="0.60395862968" calcext:value-type="float">
            <text:p>0.603959</text:p>
          </table:table-cell>
          <table:table-cell office:value-type="float" office:value="0.59919842472" calcext:value-type="float">
            <text:p>0.599198</text:p>
          </table:table-cell>
          <table:table-cell office:value-type="float" office:value="0.58749469632" calcext:value-type="float">
            <text:p>0.587495</text:p>
          </table:table-cell>
          <table:table-cell office:value-type="float" office:value="0.59629094112" calcext:value-type="float">
            <text:p>0.596291</text:p>
          </table:table-cell>
          <table:table-cell office:value-type="float" office:value="0.60262246632" calcext:value-type="float">
            <text:p>0.602622</text:p>
          </table:table-cell>
          <table:table-cell office:value-type="float" office:value="0.64515058216448" calcext:value-type="float">
            <text:p>0.645151</text:p>
          </table:table-cell>
          <table:table-cell office:value-type="float" office:value="0.6428402750336" calcext:value-type="float">
            <text:p>0.642840</text:p>
          </table:table-cell>
          <table:table-cell office:value-type="float" office:value="0.64953401660672" calcext:value-type="float">
            <text:p>0.649534</text:p>
          </table:table-cell>
          <table:table-cell table:formula="of:=AVERAGE([.B14:.U14])" office:value-type="float" office:value="0.62439947286224" calcext:value-type="float">
            <text:p>0.624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3753624" calcext:value-type="float">
            <text:p>0.463754</text:p>
          </table:table-cell>
          <table:table-cell office:value-type="float" office:value="0.4706501" calcext:value-type="float">
            <text:p>0.470650</text:p>
          </table:table-cell>
          <table:table-cell office:value-type="float" office:value="0.441036116" calcext:value-type="float">
            <text:p>0.441036</text:p>
          </table:table-cell>
          <table:table-cell office:value-type="float" office:value="0.456168404" calcext:value-type="float">
            <text:p>0.456168</text:p>
          </table:table-cell>
          <table:table-cell office:value-type="float" office:value="0.451539964" calcext:value-type="float">
            <text:p>0.451540</text:p>
          </table:table-cell>
          <table:table-cell office:value-type="float" office:value="0.52303120968" calcext:value-type="float">
            <text:p>0.523031</text:p>
          </table:table-cell>
          <table:table-cell office:value-type="float" office:value="0.5231207464" calcext:value-type="float">
            <text:p>0.523121</text:p>
          </table:table-cell>
          <table:table-cell office:value-type="float" office:value="0.5345686556" calcext:value-type="float">
            <text:p>0.534569</text:p>
          </table:table-cell>
          <table:table-cell office:value-type="float" office:value="0.52767236032" calcext:value-type="float">
            <text:p>0.527672</text:p>
          </table:table-cell>
          <table:table-cell office:value-type="float" office:value="0.47675450032" calcext:value-type="float">
            <text:p>0.476755</text:p>
          </table:table-cell>
          <table:table-cell office:value-type="float" office:value="0.51725756712" calcext:value-type="float">
            <text:p>0.517258</text:p>
          </table:table-cell>
          <table:table-cell office:value-type="float" office:value="0.49983234392" calcext:value-type="float">
            <text:p>0.499832</text:p>
          </table:table-cell>
          <table:table-cell office:value-type="float" office:value="0.45447855152" calcext:value-type="float">
            <text:p>0.454479</text:p>
          </table:table-cell>
          <table:table-cell office:value-type="float" office:value="0.461237098" calcext:value-type="float">
            <text:p>0.461237</text:p>
          </table:table-cell>
          <table:table-cell office:value-type="float" office:value="0.43221539368" calcext:value-type="float">
            <text:p>0.432215</text:p>
          </table:table-cell>
          <table:table-cell office:value-type="float" office:value="0.44704503592" calcext:value-type="float">
            <text:p>0.447045</text:p>
          </table:table-cell>
          <table:table-cell office:value-type="float" office:value="0.44250916472" calcext:value-type="float">
            <text:p>0.442509</text:p>
          </table:table-cell>
          <table:table-cell office:value-type="float" office:value="0.5328103118464" calcext:value-type="float">
            <text:p>0.532810</text:p>
          </table:table-cell>
          <table:table-cell office:value-type="float" office:value="0.52345098143744" calcext:value-type="float">
            <text:p>0.523451</text:p>
          </table:table-cell>
          <table:table-cell office:value-type="float" office:value="0.47294046431744" calcext:value-type="float">
            <text:p>0.472940</text:p>
          </table:table-cell>
          <table:table-cell table:formula="of:=AVERAGE([.B15:.U15])" office:value-type="float" office:value="0.482603629640064" calcext:value-type="float">
            <text:p>0.482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8507244" calcext:value-type="float">
            <text:p>0.488507</text:p>
          </table:table-cell>
          <table:table-cell office:value-type="float" office:value="0.402808816" calcext:value-type="float">
            <text:p>0.402809</text:p>
          </table:table-cell>
          <table:table-cell office:value-type="float" office:value="0.788246424" calcext:value-type="float">
            <text:p>0.788246</text:p>
          </table:table-cell>
          <table:table-cell office:value-type="float" office:value="0.552585536" calcext:value-type="float">
            <text:p>0.552586</text:p>
          </table:table-cell>
          <table:table-cell office:value-type="float" office:value="0.391279884" calcext:value-type="float">
            <text:p>0.391280</text:p>
          </table:table-cell>
          <table:table-cell office:value-type="float" office:value="0.37471806064" calcext:value-type="float">
            <text:p>0.374718</text:p>
          </table:table-cell>
          <table:table-cell office:value-type="float" office:value="0.36853412344" calcext:value-type="float">
            <text:p>0.368534</text:p>
          </table:table-cell>
          <table:table-cell office:value-type="float" office:value="0.40319959288" calcext:value-type="float">
            <text:p>0.403200</text:p>
          </table:table-cell>
          <table:table-cell office:value-type="float" office:value="0.38044447504" calcext:value-type="float">
            <text:p>0.380444</text:p>
          </table:table-cell>
          <table:table-cell office:value-type="float" office:value="0.35278549992" calcext:value-type="float">
            <text:p>0.352785</text:p>
          </table:table-cell>
          <table:table-cell office:value-type="float" office:value="0.39386022424" calcext:value-type="float">
            <text:p>0.393860</text:p>
          </table:table-cell>
          <table:table-cell office:value-type="float" office:value="0.32502124536" calcext:value-type="float">
            <text:p>0.325021</text:p>
          </table:table-cell>
          <table:table-cell office:value-type="float" office:value="0.47873709912" calcext:value-type="float">
            <text:p>0.478737</text:p>
          </table:table-cell>
          <table:table-cell office:value-type="float" office:value="0.39475263968" calcext:value-type="float">
            <text:p>0.394753</text:p>
          </table:table-cell>
          <table:table-cell office:value-type="float" office:value="0.77248149552" calcext:value-type="float">
            <text:p>0.772481</text:p>
          </table:table-cell>
          <table:table-cell office:value-type="float" office:value="0.54153382528" calcext:value-type="float">
            <text:p>0.541534</text:p>
          </table:table-cell>
          <table:table-cell office:value-type="float" office:value="2.63889016664" calcext:value-type="float">
            <text:p>2.638890</text:p>
          </table:table-cell>
          <table:table-cell office:value-type="float" office:value="0.39725277252864" calcext:value-type="float">
            <text:p>0.397253</text:p>
          </table:table-cell>
          <table:table-cell office:value-type="float" office:value="0.37740091923968" calcext:value-type="float">
            <text:p>0.377401</text:p>
          </table:table-cell>
          <table:table-cell office:value-type="float" office:value="0.34996321592064" calcext:value-type="float">
            <text:p>0.349963</text:p>
          </table:table-cell>
          <table:table-cell table:formula="of:=AVERAGE([.B16:.U16])" office:value-type="float" office:value="0.558650162972448" calcext:value-type="float">
            <text:p>0.5586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655256" calcext:value-type="float">
            <text:p>0.336655</text:p>
          </table:table-cell>
          <table:table-cell office:value-type="float" office:value="0.337245608" calcext:value-type="float">
            <text:p>0.337246</text:p>
          </table:table-cell>
          <table:table-cell office:value-type="float" office:value="0.699831172" calcext:value-type="float">
            <text:p>0.699831</text:p>
          </table:table-cell>
          <table:table-cell office:value-type="float" office:value="0.297002276" calcext:value-type="float">
            <text:p>0.297002</text:p>
          </table:table-cell>
          <table:table-cell office:value-type="float" office:value="0.289617856" calcext:value-type="float">
            <text:p>0.289618</text:p>
          </table:table-cell>
          <table:table-cell office:value-type="float" office:value="0.28651947184" calcext:value-type="float">
            <text:p>0.286519</text:p>
          </table:table-cell>
          <table:table-cell office:value-type="float" office:value="0.28245785008" calcext:value-type="float">
            <text:p>0.282458</text:p>
          </table:table-cell>
          <table:table-cell office:value-type="float" office:value="0.30763144328" calcext:value-type="float">
            <text:p>0.307631</text:p>
          </table:table-cell>
          <table:table-cell office:value-type="float" office:value="0.28193440464" calcext:value-type="float">
            <text:p>0.281934</text:p>
          </table:table-cell>
          <table:table-cell office:value-type="float" office:value="0.26652228176" calcext:value-type="float">
            <text:p>0.266522</text:p>
          </table:table-cell>
          <table:table-cell office:value-type="float" office:value="0.30204277768" calcext:value-type="float">
            <text:p>0.302043</text:p>
          </table:table-cell>
          <table:table-cell office:value-type="float" office:value="0.25536856464" calcext:value-type="float">
            <text:p>0.255369</text:p>
          </table:table-cell>
          <table:table-cell office:value-type="float" office:value="0.32992215088" calcext:value-type="float">
            <text:p>0.329922</text:p>
          </table:table-cell>
          <table:table-cell office:value-type="float" office:value="0.33050069584" calcext:value-type="float">
            <text:p>0.330501</text:p>
          </table:table-cell>
          <table:table-cell office:value-type="float" office:value="0.68583454856" calcext:value-type="float">
            <text:p>0.685835</text:p>
          </table:table-cell>
          <table:table-cell office:value-type="float" office:value="0.29106223048" calcext:value-type="float">
            <text:p>0.291062</text:p>
          </table:table-cell>
          <table:table-cell office:value-type="float" office:value="0.28382549888" calcext:value-type="float">
            <text:p>0.283825</text:p>
          </table:table-cell>
          <table:table-cell office:value-type="float" office:value="0.2814387451008" calcext:value-type="float">
            <text:p>0.281439</text:p>
          </table:table-cell>
          <table:table-cell office:value-type="float" office:value="0.27967892940288" calcext:value-type="float">
            <text:p>0.279679</text:p>
          </table:table-cell>
          <table:table-cell office:value-type="float" office:value="0.26439010350592" calcext:value-type="float">
            <text:p>0.264390</text:p>
          </table:table-cell>
          <table:table-cell table:formula="of:=AVERAGE([.B17:.U17])" office:value-type="float" office:value="0.33447409322848" calcext:value-type="float">
            <text:p>0.3344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0948316" calcext:value-type="float">
            <text:p>0.280948</text:p>
          </table:table-cell>
          <table:table-cell office:value-type="float" office:value="0.263174504" calcext:value-type="float">
            <text:p>0.263175</text:p>
          </table:table-cell>
          <table:table-cell office:value-type="float" office:value="0.262820092" calcext:value-type="float">
            <text:p>0.262820</text:p>
          </table:table-cell>
          <table:table-cell office:value-type="float" office:value="0.367113604" calcext:value-type="float">
            <text:p>0.367114</text:p>
          </table:table-cell>
          <table:table-cell office:value-type="float" office:value="0.26800274" calcext:value-type="float">
            <text:p>0.268003</text:p>
          </table:table-cell>
          <table:table-cell office:value-type="float" office:value="0.21639942912" calcext:value-type="float">
            <text:p>0.216399</text:p>
          </table:table-cell>
          <table:table-cell office:value-type="float" office:value="0.21490091896" calcext:value-type="float">
            <text:p>0.214901</text:p>
          </table:table-cell>
          <table:table-cell office:value-type="float" office:value="0.23751435232" calcext:value-type="float">
            <text:p>0.237514</text:p>
          </table:table-cell>
          <table:table-cell office:value-type="float" office:value="0.22373750448" calcext:value-type="float">
            <text:p>0.223738</text:p>
          </table:table-cell>
          <table:table-cell office:value-type="float" office:value="0.21220301032" calcext:value-type="float">
            <text:p>0.212203</text:p>
          </table:table-cell>
          <table:table-cell office:value-type="float" office:value="0.22792605192" calcext:value-type="float">
            <text:p>0.227926</text:p>
          </table:table-cell>
          <table:table-cell office:value-type="float" office:value="0.2098356988" calcext:value-type="float">
            <text:p>0.209836</text:p>
          </table:table-cell>
          <table:table-cell office:value-type="float" office:value="0.27532934968" calcext:value-type="float">
            <text:p>0.275329</text:p>
          </table:table-cell>
          <table:table-cell office:value-type="float" office:value="0.25791101392" calcext:value-type="float">
            <text:p>0.257911</text:p>
          </table:table-cell>
          <table:table-cell office:value-type="float" office:value="0.25756369016" calcext:value-type="float">
            <text:p>0.257564</text:p>
          </table:table-cell>
          <table:table-cell office:value-type="float" office:value="0.35977133192" calcext:value-type="float">
            <text:p>0.359771</text:p>
          </table:table-cell>
          <table:table-cell office:value-type="float" office:value="0.2626426852" calcext:value-type="float">
            <text:p>0.262643</text:p>
          </table:table-cell>
          <table:table-cell office:value-type="float" office:value="0.21335056802304" calcext:value-type="float">
            <text:p>0.213351</text:p>
          </table:table-cell>
          <table:table-cell office:value-type="float" office:value="0.22194760444416" calcext:value-type="float">
            <text:p>0.221948</text:p>
          </table:table-cell>
          <table:table-cell office:value-type="float" office:value="0.21050538623744" calcext:value-type="float">
            <text:p>0.210505</text:p>
          </table:table-cell>
          <table:table-cell table:formula="of:=AVERAGE([.B18:.U18])" office:value-type="float" office:value="0.252179892575232" calcext:value-type="float">
            <text:p>0.252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4457616" calcext:value-type="float">
            <text:p>0.264458</text:p>
          </table:table-cell>
          <table:table-cell office:value-type="float" office:value="0.191897532" calcext:value-type="float">
            <text:p>0.191898</text:p>
          </table:table-cell>
          <table:table-cell office:value-type="float" office:value="0.206804924" calcext:value-type="float">
            <text:p>0.206805</text:p>
          </table:table-cell>
          <table:table-cell office:value-type="float" office:value="0.217605956" calcext:value-type="float">
            <text:p>0.217606</text:p>
          </table:table-cell>
          <table:table-cell office:value-type="float" office:value="0.21584494" calcext:value-type="float">
            <text:p>0.215845</text:p>
          </table:table-cell>
          <table:table-cell office:value-type="float" office:value="0.1632126496" calcext:value-type="float">
            <text:p>0.163213</text:p>
          </table:table-cell>
          <table:table-cell office:value-type="float" office:value="0.18087991712" calcext:value-type="float">
            <text:p>0.180880</text:p>
          </table:table-cell>
          <table:table-cell office:value-type="float" office:value="0.180450928" calcext:value-type="float">
            <text:p>0.180451</text:p>
          </table:table-cell>
          <table:table-cell office:value-type="float" office:value="0.17259137504" calcext:value-type="float">
            <text:p>0.172591</text:p>
          </table:table-cell>
          <table:table-cell office:value-type="float" office:value="0.17202562104" calcext:value-type="float">
            <text:p>0.172026</text:p>
          </table:table-cell>
          <table:table-cell office:value-type="float" office:value="0.17439883608" calcext:value-type="float">
            <text:p>0.174399</text:p>
          </table:table-cell>
          <table:table-cell office:value-type="float" office:value="0.16997316392" calcext:value-type="float">
            <text:p>0.169973</text:p>
          </table:table-cell>
          <table:table-cell office:value-type="float" office:value="0.25916846368" calcext:value-type="float">
            <text:p>0.259168</text:p>
          </table:table-cell>
          <table:table-cell office:value-type="float" office:value="0.18805958136" calcext:value-type="float">
            <text:p>0.188060</text:p>
          </table:table-cell>
          <table:table-cell office:value-type="float" office:value="0.20266882552" calcext:value-type="float">
            <text:p>0.202669</text:p>
          </table:table-cell>
          <table:table-cell office:value-type="float" office:value="0.21325383688" calcext:value-type="float">
            <text:p>0.213254</text:p>
          </table:table-cell>
          <table:table-cell office:value-type="float" office:value="0.2115280412" calcext:value-type="float">
            <text:p>0.211528</text:p>
          </table:table-cell>
          <table:table-cell office:value-type="float" office:value="0.18494462445312" calcext:value-type="float">
            <text:p>0.184945</text:p>
          </table:table-cell>
          <table:table-cell office:value-type="float" office:value="0.17121064403968" calcext:value-type="float">
            <text:p>0.171211</text:p>
          </table:table-cell>
          <table:table-cell office:value-type="float" office:value="0.17064941607168" calcext:value-type="float">
            <text:p>0.170649</text:p>
          </table:table-cell>
          <table:table-cell table:formula="of:=AVERAGE([.B19:.U19])" office:value-type="float" office:value="0.195581344600224" calcext:value-type="float">
            <text:p>0.195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05781848" calcext:value-type="float">
            <text:p>0.205782</text:p>
          </table:table-cell>
          <table:table-cell office:value-type="float" office:value="0.142470612" calcext:value-type="float">
            <text:p>0.142471</text:p>
          </table:table-cell>
          <table:table-cell office:value-type="float" office:value="0.163434132" calcext:value-type="float">
            <text:p>0.163434</text:p>
          </table:table-cell>
          <table:table-cell office:value-type="float" office:value="0.166526452" calcext:value-type="float">
            <text:p>0.166526</text:p>
          </table:table-cell>
          <table:table-cell office:value-type="float" office:value="0.15036406" calcext:value-type="float">
            <text:p>0.150364</text:p>
          </table:table-cell>
          <table:table-cell office:value-type="float" office:value="0.14107838528" calcext:value-type="float">
            <text:p>0.141078</text:p>
          </table:table-cell>
          <table:table-cell office:value-type="float" office:value="0.14383237736" calcext:value-type="float">
            <text:p>0.143832</text:p>
          </table:table-cell>
          <table:table-cell office:value-type="float" office:value="0.14870179744" calcext:value-type="float">
            <text:p>0.148702</text:p>
          </table:table-cell>
          <table:table-cell office:value-type="float" office:value="0.1340443412" calcext:value-type="float">
            <text:p>0.134044</text:p>
          </table:table-cell>
          <table:table-cell office:value-type="float" office:value="0.13371571192" calcext:value-type="float">
            <text:p>0.133716</text:p>
          </table:table-cell>
          <table:table-cell office:value-type="float" office:value="0.13390856024" calcext:value-type="float">
            <text:p>0.133909</text:p>
          </table:table-cell>
          <table:table-cell office:value-type="float" office:value="0.12329206344" calcext:value-type="float">
            <text:p>0.123292</text:p>
          </table:table-cell>
          <table:table-cell office:value-type="float" office:value="0.20166621104" calcext:value-type="float">
            <text:p>0.201666</text:p>
          </table:table-cell>
          <table:table-cell office:value-type="float" office:value="0.13962119976" calcext:value-type="float">
            <text:p>0.139621</text:p>
          </table:table-cell>
          <table:table-cell office:value-type="float" office:value="0.16016544936" calcext:value-type="float">
            <text:p>0.160165</text:p>
          </table:table-cell>
          <table:table-cell office:value-type="float" office:value="0.16319592296" calcext:value-type="float">
            <text:p>0.163196</text:p>
          </table:table-cell>
          <table:table-cell office:value-type="float" office:value="0.1473567788" calcext:value-type="float">
            <text:p>0.147357</text:p>
          </table:table-cell>
          <table:table-cell office:value-type="float" office:value="0.13790200815104" calcext:value-type="float">
            <text:p>0.137902</text:p>
          </table:table-cell>
          <table:table-cell office:value-type="float" office:value="0.1329719864704" calcext:value-type="float">
            <text:p>0.132972</text:p>
          </table:table-cell>
          <table:table-cell office:value-type="float" office:value="0.13264598622464" calcext:value-type="float">
            <text:p>0.132646</text:p>
          </table:table-cell>
          <table:table-cell table:formula="of:=AVERAGE([.B20:.U20])" office:value-type="float" office:value="0.150133794182304" calcext:value-type="float">
            <text:p>0.150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8239436" calcext:value-type="float">
            <text:p>0.158239</text:p>
          </table:table-cell>
          <table:table-cell office:value-type="float" office:value="0.107226196" calcext:value-type="float">
            <text:p>0.107226</text:p>
          </table:table-cell>
          <table:table-cell office:value-type="float" office:value="0.111274324" calcext:value-type="float">
            <text:p>0.111274</text:p>
          </table:table-cell>
          <table:table-cell office:value-type="float" office:value="0.136918492" calcext:value-type="float">
            <text:p>0.136918</text:p>
          </table:table-cell>
          <table:table-cell office:value-type="float" office:value="0.115763208" calcext:value-type="float">
            <text:p>0.115763</text:p>
          </table:table-cell>
          <table:table-cell office:value-type="float" office:value="0.09691907176" calcext:value-type="float">
            <text:p>0.096919</text:p>
          </table:table-cell>
          <table:table-cell office:value-type="float" office:value="0.10677893408" calcext:value-type="float">
            <text:p>0.106779</text:p>
          </table:table-cell>
          <table:table-cell office:value-type="float" office:value="0.11156767272" calcext:value-type="float">
            <text:p>0.111568</text:p>
          </table:table-cell>
          <table:table-cell office:value-type="float" office:value="0.09437465464" calcext:value-type="float">
            <text:p>0.094375</text:p>
          </table:table-cell>
          <table:table-cell office:value-type="float" office:value="0.10242803984" calcext:value-type="float">
            <text:p>0.102428</text:p>
          </table:table-cell>
          <table:table-cell office:value-type="float" office:value="0.09934443456" calcext:value-type="float">
            <text:p>0.099344</text:p>
          </table:table-cell>
          <table:table-cell office:value-type="float" office:value="0.09987476744" calcext:value-type="float">
            <text:p>0.099875</text:p>
          </table:table-cell>
          <table:table-cell office:value-type="float" office:value="0.15507464728" calcext:value-type="float">
            <text:p>0.155075</text:p>
          </table:table-cell>
          <table:table-cell office:value-type="float" office:value="0.10508167208" calcext:value-type="float">
            <text:p>0.105082</text:p>
          </table:table-cell>
          <table:table-cell office:value-type="float" office:value="0.10904883752" calcext:value-type="float">
            <text:p>0.109049</text:p>
          </table:table-cell>
          <table:table-cell office:value-type="float" office:value="0.13418012216" calcext:value-type="float">
            <text:p>0.134180</text:p>
          </table:table-cell>
          <table:table-cell office:value-type="float" office:value="0.11344794384" calcext:value-type="float">
            <text:p>0.113448</text:p>
          </table:table-cell>
          <table:table-cell office:value-type="float" office:value="0.11077371225088" calcext:value-type="float">
            <text:p>0.110774</text:p>
          </table:table-cell>
          <table:table-cell office:value-type="float" office:value="0.09361965740288" calcext:value-type="float">
            <text:p>0.093620</text:p>
          </table:table-cell>
          <table:table-cell office:value-type="float" office:value="0.10160861552128" calcext:value-type="float">
            <text:p>0.101609</text:p>
          </table:table-cell>
          <table:table-cell table:formula="of:=AVERAGE([.B21:.U21])" office:value-type="float" office:value="0.113177221954752" calcext:value-type="float">
            <text:p>0.113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1490708" calcext:value-type="float">
            <text:p>0.141491</text:p>
          </table:table-cell>
          <table:table-cell office:value-type="float" office:value="0.065846336" calcext:value-type="float">
            <text:p>0.065846</text:p>
          </table:table-cell>
          <table:table-cell office:value-type="float" office:value="0.076832104" calcext:value-type="float">
            <text:p>0.076832</text:p>
          </table:table-cell>
          <table:table-cell office:value-type="float" office:value="0.099514472" calcext:value-type="float">
            <text:p>0.099514</text:p>
          </table:table-cell>
          <table:table-cell office:value-type="float" office:value="0.082603096" calcext:value-type="float">
            <text:p>0.082603</text:p>
          </table:table-cell>
          <table:table-cell office:value-type="float" office:value="0.08129737392" calcext:value-type="float">
            <text:p>0.081297</text:p>
          </table:table-cell>
          <table:table-cell office:value-type="float" office:value="0.0858617788" calcext:value-type="float">
            <text:p>0.085862</text:p>
          </table:table-cell>
          <table:table-cell office:value-type="float" office:value="0.08459448984" calcext:value-type="float">
            <text:p>0.084594</text:p>
          </table:table-cell>
          <table:table-cell office:value-type="float" office:value="0.08792112336" calcext:value-type="float">
            <text:p>0.087921</text:p>
          </table:table-cell>
          <table:table-cell office:value-type="float" office:value="0.07699567568" calcext:value-type="float">
            <text:p>0.076996</text:p>
          </table:table-cell>
          <table:table-cell office:value-type="float" office:value="0.08993323976" calcext:value-type="float">
            <text:p>0.089933</text:p>
          </table:table-cell>
          <table:table-cell office:value-type="float" office:value="0.07450832592" calcext:value-type="float">
            <text:p>0.074508</text:p>
          </table:table-cell>
          <table:table-cell office:value-type="float" office:value="0.13866089384" calcext:value-type="float">
            <text:p>0.138661</text:p>
          </table:table-cell>
          <table:table-cell office:value-type="float" office:value="0.06452940928" calcext:value-type="float">
            <text:p>0.064529</text:p>
          </table:table-cell>
          <table:table-cell office:value-type="float" office:value="0.07529546192" calcext:value-type="float">
            <text:p>0.075295</text:p>
          </table:table-cell>
          <table:table-cell office:value-type="float" office:value="0.09752418256" calcext:value-type="float">
            <text:p>0.097524</text:p>
          </table:table-cell>
          <table:table-cell office:value-type="float" office:value="0.08095103408" calcext:value-type="float">
            <text:p>0.080951</text:p>
          </table:table-cell>
          <table:table-cell office:value-type="float" office:value="0.08250636758784" calcext:value-type="float">
            <text:p>0.082506</text:p>
          </table:table-cell>
          <table:table-cell office:value-type="float" office:value="0.08721775437312" calcext:value-type="float">
            <text:p>0.087218</text:p>
          </table:table-cell>
          <table:table-cell office:value-type="float" office:value="0.07637971027456" calcext:value-type="float">
            <text:p>0.076380</text:p>
          </table:table-cell>
          <table:table-cell table:formula="of:=AVERAGE([.B22:.U22])" office:value-type="float" office:value="0.087523176859776" calcext:value-type="float">
            <text:p>0.087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6334324" calcext:value-type="float">
            <text:p>0.126334</text:p>
          </table:table-cell>
          <table:table-cell office:value-type="float" office:value="0.0522833" calcext:value-type="float">
            <text:p>0.052283</text:p>
          </table:table-cell>
          <table:table-cell office:value-type="float" office:value="0.071853268" calcext:value-type="float">
            <text:p>0.071853</text:p>
          </table:table-cell>
          <table:table-cell office:value-type="float" office:value="0.092564784" calcext:value-type="float">
            <text:p>0.092565</text:p>
          </table:table-cell>
          <table:table-cell office:value-type="float" office:value="0.062281132" calcext:value-type="float">
            <text:p>0.062281</text:p>
          </table:table-cell>
          <table:table-cell office:value-type="float" office:value="0.07090324304" calcext:value-type="float">
            <text:p>0.070903</text:p>
          </table:table-cell>
          <table:table-cell office:value-type="float" office:value="0.06981601144" calcext:value-type="float">
            <text:p>0.069816</text:p>
          </table:table-cell>
          <table:table-cell office:value-type="float" office:value="0.07665523936" calcext:value-type="float">
            <text:p>0.076655</text:p>
          </table:table-cell>
          <table:table-cell office:value-type="float" office:value="0.07300391224" calcext:value-type="float">
            <text:p>0.073004</text:p>
          </table:table-cell>
          <table:table-cell office:value-type="float" office:value="0.07129189144" calcext:value-type="float">
            <text:p>0.071292</text:p>
          </table:table-cell>
          <table:table-cell office:value-type="float" office:value="0.07435680224" calcext:value-type="float">
            <text:p>0.074357</text:p>
          </table:table-cell>
          <table:table-cell office:value-type="float" office:value="0.0674624748" calcext:value-type="float">
            <text:p>0.067462</text:p>
          </table:table-cell>
          <table:table-cell office:value-type="float" office:value="0.12380763752" calcext:value-type="float">
            <text:p>0.123808</text:p>
          </table:table-cell>
          <table:table-cell office:value-type="float" office:value="0.051237634" calcext:value-type="float">
            <text:p>0.051238</text:p>
          </table:table-cell>
          <table:table-cell office:value-type="float" office:value="0.07041620264" calcext:value-type="float">
            <text:p>0.070416</text:p>
          </table:table-cell>
          <table:table-cell office:value-type="float" office:value="0.09071348832" calcext:value-type="float">
            <text:p>0.090713</text:p>
          </table:table-cell>
          <table:table-cell office:value-type="float" office:value="0.06103550936" calcext:value-type="float">
            <text:p>0.061036</text:p>
          </table:table-cell>
          <table:table-cell office:value-type="float" office:value="0.07465112813312" calcext:value-type="float">
            <text:p>0.074651</text:p>
          </table:table-cell>
          <table:table-cell office:value-type="float" office:value="0.07241988094208" calcext:value-type="float">
            <text:p>0.072420</text:p>
          </table:table-cell>
          <table:table-cell office:value-type="float" office:value="0.07072155630848" calcext:value-type="float">
            <text:p>0.070722</text:p>
          </table:table-cell>
          <table:table-cell table:formula="of:=AVERAGE([.B23:.U23])" office:value-type="float" office:value="0.076190470989184" calcext:value-type="float">
            <text:p>0.076190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7" office:value-type="string" calcext:value-type="string">
            <text:p>RUN1</text:p>
          </table:table-cell>
          <table:table-cell table:style-name="ce7" office:value-type="string" calcext:value-type="string">
            <text:p>RUN2</text:p>
          </table:table-cell>
          <table:table-cell table:style-name="ce7" office:value-type="string" calcext:value-type="string">
            <text:p>RUN3</text:p>
          </table:table-cell>
          <table:table-cell table:style-name="ce7" office:value-type="string" calcext:value-type="string">
            <text:p>RUN4</text:p>
          </table:table-cell>
          <table:table-cell table:style-name="ce7" office:value-type="string" calcext:value-type="string">
            <text:p>RUN5</text:p>
          </table:table-cell>
          <table:table-cell table:style-name="ce7" office:value-type="string" calcext:value-type="string">
            <text:p>RUN6</text:p>
          </table:table-cell>
          <table:table-cell table:style-name="ce7" office:value-type="string" calcext:value-type="string">
            <text:p>RUN7</text:p>
          </table:table-cell>
          <table:table-cell table:style-name="ce7" office:value-type="string" calcext:value-type="string">
            <text:p>RUN8</text:p>
          </table:table-cell>
          <table:table-cell table:style-name="ce7" office:value-type="string" calcext:value-type="string">
            <text:p>RUN9</text:p>
          </table:table-cell>
          <table:table-cell table:style-name="ce7" office:value-type="string" calcext:value-type="string">
            <text:p>RUN10</text:p>
          </table:table-cell>
          <table:table-cell table:style-name="ce7" office:value-type="string" calcext:value-type="string">
            <text:p>RUN11</text:p>
          </table:table-cell>
          <table:table-cell table:style-name="ce7" office:value-type="string" calcext:value-type="string">
            <text:p>RUN12</text:p>
          </table:table-cell>
          <table:table-cell table:style-name="ce7" office:value-type="string" calcext:value-type="string">
            <text:p>RUN13</text:p>
          </table:table-cell>
          <table:table-cell table:style-name="ce7" office:value-type="string" calcext:value-type="string">
            <text:p>RUN14</text:p>
          </table:table-cell>
          <table:table-cell table:style-name="ce7" office:value-type="string" calcext:value-type="string">
            <text:p>RUN15</text:p>
          </table:table-cell>
          <table:table-cell table:style-name="ce7" office:value-type="string" calcext:value-type="string">
            <text:p>RUN16</text:p>
          </table:table-cell>
          <table:table-cell table:style-name="ce7" office:value-type="string" calcext:value-type="string">
            <text:p>RUN17</text:p>
          </table:table-cell>
          <table:table-cell table:style-name="ce7" office:value-type="string" calcext:value-type="string">
            <text:p>RUN18</text:p>
          </table:table-cell>
          <table:table-cell table:style-name="ce7" office:value-type="string" calcext:value-type="string">
            <text:p>RUN19</text:p>
          </table:table-cell>
          <table:table-cell table:style-name="ce7" office:value-type="string" calcext:value-type="string">
            <text:p>RUN20</text:p>
          </table:table-cell>
          <table:table-cell office:value-type="string" calcext:value-type="string">
            <text:p>VAL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236364" calcext:value-type="float">
            <text:p>0.601236</text:p>
          </table:table-cell>
          <table:table-cell office:value-type="float" office:value="0.5713513" calcext:value-type="float">
            <text:p>0.571351</text:p>
          </table:table-cell>
          <table:table-cell office:value-type="float" office:value="0.521307924" calcext:value-type="float">
            <text:p>0.521308</text:p>
          </table:table-cell>
          <table:table-cell office:value-type="float" office:value="0.551270296" calcext:value-type="float">
            <text:p>0.551270</text:p>
          </table:table-cell>
          <table:table-cell office:value-type="float" office:value="0.559340448" calcext:value-type="float">
            <text:p>0.559340</text:p>
          </table:table-cell>
          <table:table-cell office:value-type="float" office:value="0.62312243952" calcext:value-type="float">
            <text:p>0.623122</text:p>
          </table:table-cell>
          <table:table-cell office:value-type="float" office:value="0.62288925048" calcext:value-type="float">
            <text:p>0.622889</text:p>
          </table:table-cell>
          <table:table-cell office:value-type="float" office:value="0.61140985584" calcext:value-type="float">
            <text:p>0.611410</text:p>
          </table:table-cell>
          <table:table-cell office:value-type="float" office:value="0.62554977016" calcext:value-type="float">
            <text:p>0.625550</text:p>
          </table:table-cell>
          <table:table-cell office:value-type="float" office:value="0.63126044184" calcext:value-type="float">
            <text:p>0.631260</text:p>
          </table:table-cell>
          <table:table-cell office:value-type="float" office:value="0.61175324392" calcext:value-type="float">
            <text:p>0.611753</text:p>
          </table:table-cell>
          <table:table-cell office:value-type="float" office:value="0.61454265712" calcext:value-type="float">
            <text:p>0.614543</text:p>
          </table:table-cell>
          <table:table-cell office:value-type="float" office:value="0.58921163672" calcext:value-type="float">
            <text:p>0.589212</text:p>
          </table:table-cell>
          <table:table-cell office:value-type="float" office:value="0.559924274" calcext:value-type="float">
            <text:p>0.559924</text:p>
          </table:table-cell>
          <table:table-cell office:value-type="float" office:value="0.51088176552" calcext:value-type="float">
            <text:p>0.510882</text:p>
          </table:table-cell>
          <table:table-cell office:value-type="float" office:value="0.54024489008" calcext:value-type="float">
            <text:p>0.540245</text:p>
          </table:table-cell>
          <table:table-cell office:value-type="float" office:value="0.54815363904" calcext:value-type="float">
            <text:p>0.548154</text:p>
          </table:table-cell>
          <table:table-cell office:value-type="float" office:value="0.62302941578752" calcext:value-type="float">
            <text:p>0.623029</text:p>
          </table:table-cell>
          <table:table-cell office:value-type="float" office:value="0.62054537199872" calcext:value-type="float">
            <text:p>0.620545</text:p>
          </table:table-cell>
          <table:table-cell office:value-type="float" office:value="0.62621035830528" calcext:value-type="float">
            <text:p>0.626210</text:p>
          </table:table-cell>
          <table:table-cell table:formula="of:=AVERAGE([.B26:.U26])" office:value-type="float" office:value="0.588161767116576" calcext:value-type="float">
            <text:p>0.588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4489352" calcext:value-type="float">
            <text:p>0.414489</text:p>
          </table:table-cell>
          <table:table-cell office:value-type="float" office:value="0.441461812" calcext:value-type="float">
            <text:p>0.441462</text:p>
          </table:table-cell>
          <table:table-cell office:value-type="float" office:value="0.402391152" calcext:value-type="float">
            <text:p>0.402391</text:p>
          </table:table-cell>
          <table:table-cell office:value-type="float" office:value="0.42437574" calcext:value-type="float">
            <text:p>0.424376</text:p>
          </table:table-cell>
          <table:table-cell office:value-type="float" office:value="0.447806088" calcext:value-type="float">
            <text:p>0.447806</text:p>
          </table:table-cell>
          <table:table-cell office:value-type="float" office:value="0.4741854852" calcext:value-type="float">
            <text:p>0.474185</text:p>
          </table:table-cell>
          <table:table-cell office:value-type="float" office:value="0.48711321008" calcext:value-type="float">
            <text:p>0.487113</text:p>
          </table:table-cell>
          <table:table-cell office:value-type="float" office:value="0.51446815392" calcext:value-type="float">
            <text:p>0.514468</text:p>
          </table:table-cell>
          <table:table-cell office:value-type="float" office:value="0.5030832156" calcext:value-type="float">
            <text:p>0.503083</text:p>
          </table:table-cell>
          <table:table-cell office:value-type="float" office:value="0.51408639296" calcext:value-type="float">
            <text:p>0.514086</text:p>
          </table:table-cell>
          <table:table-cell office:value-type="float" office:value="0.47944650544" calcext:value-type="float">
            <text:p>0.479447</text:p>
          </table:table-cell>
          <table:table-cell office:value-type="float" office:value="0.45329489576" calcext:value-type="float">
            <text:p>0.453295</text:p>
          </table:table-cell>
          <table:table-cell office:value-type="float" office:value="0.40619956496" calcext:value-type="float">
            <text:p>0.406200</text:p>
          </table:table-cell>
          <table:table-cell office:value-type="float" office:value="0.43263257576" calcext:value-type="float">
            <text:p>0.432633</text:p>
          </table:table-cell>
          <table:table-cell office:value-type="float" office:value="0.39434332896" calcext:value-type="float">
            <text:p>0.394343</text:p>
          </table:table-cell>
          <table:table-cell office:value-type="float" office:value="0.4158882252" calcext:value-type="float">
            <text:p>0.415888</text:p>
          </table:table-cell>
          <table:table-cell office:value-type="float" office:value="0.43884996624" calcext:value-type="float">
            <text:p>0.438850</text:p>
          </table:table-cell>
          <table:table-cell office:value-type="float" office:value="0.47706915006464" calcext:value-type="float">
            <text:p>0.477069</text:p>
          </table:table-cell>
          <table:table-cell office:value-type="float" office:value="0.4990585498752" calcext:value-type="float">
            <text:p>0.499059</text:p>
          </table:table-cell>
          <table:table-cell office:value-type="float" office:value="0.50997370181632" calcext:value-type="float">
            <text:p>0.509974</text:p>
          </table:table-cell>
          <table:table-cell table:formula="of:=AVERAGE([.B27:.U27])" office:value-type="float" office:value="0.456510853291808" calcext:value-type="float">
            <text:p>0.456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222264" calcext:value-type="float">
            <text:p>0.392223</text:p>
          </table:table-cell>
          <table:table-cell office:value-type="float" office:value="0.4144261" calcext:value-type="float">
            <text:p>0.414426</text:p>
          </table:table-cell>
          <table:table-cell office:value-type="float" office:value="0.420867764" calcext:value-type="float">
            <text:p>0.420868</text:p>
          </table:table-cell>
          <table:table-cell office:value-type="float" office:value="0.382957728" calcext:value-type="float">
            <text:p>0.382958</text:p>
          </table:table-cell>
          <table:table-cell office:value-type="float" office:value="0.357496288" calcext:value-type="float">
            <text:p>0.357496</text:p>
          </table:table-cell>
          <table:table-cell office:value-type="float" office:value="0.37523363472" calcext:value-type="float">
            <text:p>0.375234</text:p>
          </table:table-cell>
          <table:table-cell office:value-type="float" office:value="0.35308657944" calcext:value-type="float">
            <text:p>0.353087</text:p>
          </table:table-cell>
          <table:table-cell office:value-type="float" office:value="0.37418772776" calcext:value-type="float">
            <text:p>0.374188</text:p>
          </table:table-cell>
          <table:table-cell office:value-type="float" office:value="0.44306803128" calcext:value-type="float">
            <text:p>0.443068</text:p>
          </table:table-cell>
          <table:table-cell office:value-type="float" office:value="0.35480253592" calcext:value-type="float">
            <text:p>0.354803</text:p>
          </table:table-cell>
          <table:table-cell office:value-type="float" office:value="0.4271491896" calcext:value-type="float">
            <text:p>0.427149</text:p>
          </table:table-cell>
          <table:table-cell office:value-type="float" office:value="0.32875522176" calcext:value-type="float">
            <text:p>0.328755</text:p>
          </table:table-cell>
          <table:table-cell office:value-type="float" office:value="0.3843781872" calcext:value-type="float">
            <text:p>0.384378</text:p>
          </table:table-cell>
          <table:table-cell office:value-type="float" office:value="0.406137578" calcext:value-type="float">
            <text:p>0.406138</text:p>
          </table:table-cell>
          <table:table-cell office:value-type="float" office:value="0.41245040872" calcext:value-type="float">
            <text:p>0.412450</text:p>
          </table:table-cell>
          <table:table-cell office:value-type="float" office:value="0.37529857344" calcext:value-type="float">
            <text:p>0.375299</text:p>
          </table:table-cell>
          <table:table-cell office:value-type="float" office:value="0.83267772112" calcext:value-type="float">
            <text:p>0.832678</text:p>
          </table:table-cell>
          <table:table-cell office:value-type="float" office:value="0.39287617042688" calcext:value-type="float">
            <text:p>0.392876</text:p>
          </table:table-cell>
          <table:table-cell office:value-type="float" office:value="0.43952348702976" calcext:value-type="float">
            <text:p>0.439523</text:p>
          </table:table-cell>
          <table:table-cell office:value-type="float" office:value="0.35196411563264" calcext:value-type="float">
            <text:p>0.351964</text:p>
          </table:table-cell>
          <table:table-cell table:formula="of:=AVERAGE([.B28:.U28])" office:value-type="float" office:value="0.410977984102464" calcext:value-type="float">
            <text:p>0.410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202766" calcext:value-type="float">
            <text:p>0.342028</text:p>
          </table:table-cell>
          <table:table-cell office:value-type="float" office:value="0.3100352" calcext:value-type="float">
            <text:p>0.310035</text:p>
          </table:table-cell>
          <table:table-cell office:value-type="float" office:value="0.844929252" calcext:value-type="float">
            <text:p>0.844929</text:p>
          </table:table-cell>
          <table:table-cell office:value-type="float" office:value="0.445548092" calcext:value-type="float">
            <text:p>0.445548</text:p>
          </table:table-cell>
          <table:table-cell office:value-type="float" office:value="0.34543122" calcext:value-type="float">
            <text:p>0.345431</text:p>
          </table:table-cell>
          <table:table-cell office:value-type="float" office:value="0.3762657668" calcext:value-type="float">
            <text:p>0.376266</text:p>
          </table:table-cell>
          <table:table-cell office:value-type="float" office:value="0.32470048744" calcext:value-type="float">
            <text:p>0.324700</text:p>
          </table:table-cell>
          <table:table-cell office:value-type="float" office:value="0.3363382932" calcext:value-type="float">
            <text:p>0.336338</text:p>
          </table:table-cell>
          <table:table-cell office:value-type="float" office:value="0.34964974688" calcext:value-type="float">
            <text:p>0.349650</text:p>
          </table:table-cell>
          <table:table-cell office:value-type="float" office:value="0.4305486332" calcext:value-type="float">
            <text:p>0.430549</text:p>
          </table:table-cell>
          <table:table-cell office:value-type="float" office:value="0.32952563112" calcext:value-type="float">
            <text:p>0.329526</text:p>
          </table:table-cell>
          <table:table-cell office:value-type="float" office:value="0.32827408488" calcext:value-type="float">
            <text:p>0.328274</text:p>
          </table:table-cell>
          <table:table-cell office:value-type="float" office:value="0.3351871068" calcext:value-type="float">
            <text:p>0.335187</text:p>
          </table:table-cell>
          <table:table-cell office:value-type="float" office:value="0.303834496" calcext:value-type="float">
            <text:p>0.303834</text:p>
          </table:table-cell>
          <table:table-cell office:value-type="float" office:value="1.04735233848" calcext:value-type="float">
            <text:p>1.047352</text:p>
          </table:table-cell>
          <table:table-cell office:value-type="float" office:value="0.43663713016" calcext:value-type="float">
            <text:p>0.436637</text:p>
          </table:table-cell>
          <table:table-cell office:value-type="float" office:value="0.3385225956" calcext:value-type="float">
            <text:p>0.338523</text:p>
          </table:table-cell>
          <table:table-cell office:value-type="float" office:value="0.3210175174528" calcext:value-type="float">
            <text:p>0.321018</text:p>
          </table:table-cell>
          <table:table-cell office:value-type="float" office:value="0.34685254890496" calcext:value-type="float">
            <text:p>0.346853</text:p>
          </table:table-cell>
          <table:table-cell office:value-type="float" office:value="0.4271042441344" calcext:value-type="float">
            <text:p>0.427104</text:p>
          </table:table-cell>
          <table:table-cell table:formula="of:=AVERAGE([.B29:.U29])" office:value-type="float" office:value="0.415989102252608" calcext:value-type="float">
            <text:p>0.415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7922828" calcext:value-type="float">
            <text:p>0.367923</text:p>
          </table:table-cell>
          <table:table-cell office:value-type="float" office:value="0.334669344" calcext:value-type="float">
            <text:p>0.334669</text:p>
          </table:table-cell>
          <table:table-cell office:value-type="float" office:value="0.316328272" calcext:value-type="float">
            <text:p>0.316328</text:p>
          </table:table-cell>
          <table:table-cell office:value-type="float" office:value="0.306373612" calcext:value-type="float">
            <text:p>0.306374</text:p>
          </table:table-cell>
          <table:table-cell office:value-type="float" office:value="0.362073524" calcext:value-type="float">
            <text:p>0.362074</text:p>
          </table:table-cell>
          <table:table-cell office:value-type="float" office:value="0.3885401688" calcext:value-type="float">
            <text:p>0.388540</text:p>
          </table:table-cell>
          <table:table-cell office:value-type="float" office:value="0.31196561088" calcext:value-type="float">
            <text:p>0.311966</text:p>
          </table:table-cell>
          <table:table-cell office:value-type="float" office:value="0.35216169464" calcext:value-type="float">
            <text:p>0.352162</text:p>
          </table:table-cell>
          <table:table-cell office:value-type="float" office:value="0.34292858936" calcext:value-type="float">
            <text:p>0.342929</text:p>
          </table:table-cell>
          <table:table-cell office:value-type="float" office:value="0.34001618616" calcext:value-type="float">
            <text:p>0.340016</text:p>
          </table:table-cell>
          <table:table-cell office:value-type="float" office:value="0.31901834944" calcext:value-type="float">
            <text:p>0.319018</text:p>
          </table:table-cell>
          <table:table-cell office:value-type="float" office:value="0.3803195172" calcext:value-type="float">
            <text:p>0.380320</text:p>
          </table:table-cell>
          <table:table-cell office:value-type="float" office:value="0.36056437144" calcext:value-type="float">
            <text:p>0.360564</text:p>
          </table:table-cell>
          <table:table-cell office:value-type="float" office:value="0.32797595712" calcext:value-type="float">
            <text:p>0.327976</text:p>
          </table:table-cell>
          <table:table-cell office:value-type="float" office:value="0.31000170656" calcext:value-type="float">
            <text:p>0.310002</text:p>
          </table:table-cell>
          <table:table-cell office:value-type="float" office:value="0.30024613976" calcext:value-type="float">
            <text:p>0.300246</text:p>
          </table:table-cell>
          <table:table-cell office:value-type="float" office:value="0.35483205352" calcext:value-type="float">
            <text:p>0.354832</text:p>
          </table:table-cell>
          <table:table-cell office:value-type="float" office:value="0.35833966534912" calcext:value-type="float">
            <text:p>0.358340</text:p>
          </table:table-cell>
          <table:table-cell office:value-type="float" office:value="0.34018516064512" calcext:value-type="float">
            <text:p>0.340185</text:p>
          </table:table-cell>
          <table:table-cell office:value-type="float" office:value="0.33729605667072" calcext:value-type="float">
            <text:p>0.337296</text:p>
          </table:table-cell>
          <table:table-cell table:formula="of:=AVERAGE([.B30:.U30])" office:value-type="float" office:value="0.340587940377248" calcext:value-type="float">
            <text:p>0.340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9445896" calcext:value-type="float">
            <text:p>0.369446</text:p>
          </table:table-cell>
          <table:table-cell office:value-type="float" office:value="0.375198816" calcext:value-type="float">
            <text:p>0.375199</text:p>
          </table:table-cell>
          <table:table-cell office:value-type="float" office:value="0.416119848" calcext:value-type="float">
            <text:p>0.416120</text:p>
          </table:table-cell>
          <table:table-cell office:value-type="float" office:value="0.313827308" calcext:value-type="float">
            <text:p>0.313827</text:p>
          </table:table-cell>
          <table:table-cell office:value-type="float" office:value="0.346854892" calcext:value-type="float">
            <text:p>0.346855</text:p>
          </table:table-cell>
          <table:table-cell office:value-type="float" office:value="0.33737239312" calcext:value-type="float">
            <text:p>0.337372</text:p>
          </table:table-cell>
          <table:table-cell office:value-type="float" office:value="0.32832328088" calcext:value-type="float">
            <text:p>0.328323</text:p>
          </table:table-cell>
          <table:table-cell office:value-type="float" office:value="0.32834591104" calcext:value-type="float">
            <text:p>0.328346</text:p>
          </table:table-cell>
          <table:table-cell office:value-type="float" office:value="0.38616105024" calcext:value-type="float">
            <text:p>0.386161</text:p>
          </table:table-cell>
          <table:table-cell office:value-type="float" office:value="0.34832440664" calcext:value-type="float">
            <text:p>0.348324</text:p>
          </table:table-cell>
          <table:table-cell office:value-type="float" office:value="0.34017361336" calcext:value-type="float">
            <text:p>0.340174</text:p>
          </table:table-cell>
          <table:table-cell office:value-type="float" office:value="0.3424976324" calcext:value-type="float">
            <text:p>0.342498</text:p>
          </table:table-cell>
          <table:table-cell office:value-type="float" office:value="0.36205697808" calcext:value-type="float">
            <text:p>0.362057</text:p>
          </table:table-cell>
          <table:table-cell office:value-type="float" office:value="0.36769483968" calcext:value-type="float">
            <text:p>0.367695</text:p>
          </table:table-cell>
          <table:table-cell office:value-type="float" office:value="0.40779745104" calcext:value-type="float">
            <text:p>0.407797</text:p>
          </table:table-cell>
          <table:table-cell office:value-type="float" office:value="0.30755076184" calcext:value-type="float">
            <text:p>0.307551</text:p>
          </table:table-cell>
          <table:table-cell office:value-type="float" office:value="0.33991779416" calcext:value-type="float">
            <text:p>0.339918</text:p>
          </table:table-cell>
          <table:table-cell office:value-type="float" office:value="0.3421245692928" calcext:value-type="float">
            <text:p>0.342125</text:p>
          </table:table-cell>
          <table:table-cell office:value-type="float" office:value="0.38307176183808" calcext:value-type="float">
            <text:p>0.383072</text:p>
          </table:table-cell>
          <table:table-cell office:value-type="float" office:value="0.34553781138688" calcext:value-type="float">
            <text:p>0.345538</text:p>
          </table:table-cell>
          <table:table-cell table:formula="of:=AVERAGE([.B31:.U31])" office:value-type="float" office:value="0.354419850749888" calcext:value-type="float">
            <text:p>0.3544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5196764" calcext:value-type="float">
            <text:p>0.315197</text:p>
          </table:table-cell>
          <table:table-cell office:value-type="float" office:value="0.467656172" calcext:value-type="float">
            <text:p>0.467656</text:p>
          </table:table-cell>
          <table:table-cell office:value-type="float" office:value="0.395137252" calcext:value-type="float">
            <text:p>0.395137</text:p>
          </table:table-cell>
          <table:table-cell office:value-type="float" office:value="0.32544158" calcext:value-type="float">
            <text:p>0.325442</text:p>
          </table:table-cell>
          <table:table-cell office:value-type="float" office:value="0.437298224" calcext:value-type="float">
            <text:p>0.437298</text:p>
          </table:table-cell>
          <table:table-cell office:value-type="float" office:value="0.3562479144" calcext:value-type="float">
            <text:p>0.356248</text:p>
          </table:table-cell>
          <table:table-cell office:value-type="float" office:value="0.37580135656" calcext:value-type="float">
            <text:p>0.375801</text:p>
          </table:table-cell>
          <table:table-cell office:value-type="float" office:value="0.33082145376" calcext:value-type="float">
            <text:p>0.330821</text:p>
          </table:table-cell>
          <table:table-cell office:value-type="float" office:value="0.3813526332" calcext:value-type="float">
            <text:p>0.381353</text:p>
          </table:table-cell>
          <table:table-cell office:value-type="float" office:value="0.43109077312" calcext:value-type="float">
            <text:p>0.431091</text:p>
          </table:table-cell>
          <table:table-cell office:value-type="float" office:value="0.37537827096" calcext:value-type="float">
            <text:p>0.375378</text:p>
          </table:table-cell>
          <table:table-cell office:value-type="float" office:value="0.4086318152" calcext:value-type="float">
            <text:p>0.408632</text:p>
          </table:table-cell>
          <table:table-cell office:value-type="float" office:value="0.30889282872" calcext:value-type="float">
            <text:p>0.308893</text:p>
          </table:table-cell>
          <table:table-cell office:value-type="float" office:value="0.45830304856" calcext:value-type="float">
            <text:p>0.458303</text:p>
          </table:table-cell>
          <table:table-cell office:value-type="float" office:value="0.38723450696" calcext:value-type="float">
            <text:p>0.387235</text:p>
          </table:table-cell>
          <table:table-cell office:value-type="float" office:value="0.3189327484" calcext:value-type="float">
            <text:p>0.318933</text:p>
          </table:table-cell>
          <table:table-cell office:value-type="float" office:value="0.42855225952" calcext:value-type="float">
            <text:p>0.428552</text:p>
          </table:table-cell>
          <table:table-cell office:value-type="float" office:value="0.38974207824384" calcext:value-type="float">
            <text:p>0.389742</text:p>
          </table:table-cell>
          <table:table-cell office:value-type="float" office:value="0.3783018121344" calcext:value-type="float">
            <text:p>0.378302</text:p>
          </table:table-cell>
          <table:table-cell office:value-type="float" office:value="0.42764204693504" calcext:value-type="float">
            <text:p>0.427642</text:p>
          </table:table-cell>
          <table:table-cell table:formula="of:=AVERAGE([.B32:.U32])" office:value-type="float" office:value="0.384882776933664" calcext:value-type="float">
            <text:p>0.384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22738" calcext:value-type="float">
            <text:p>0.332274</text:p>
          </table:table-cell>
          <table:table-cell office:value-type="float" office:value="0.399604048" calcext:value-type="float">
            <text:p>0.399604</text:p>
          </table:table-cell>
          <table:table-cell office:value-type="float" office:value="0.36043098" calcext:value-type="float">
            <text:p>0.360431</text:p>
          </table:table-cell>
          <table:table-cell office:value-type="float" office:value="0.318007964" calcext:value-type="float">
            <text:p>0.318008</text:p>
          </table:table-cell>
          <table:table-cell office:value-type="float" office:value="0.381249924" calcext:value-type="float">
            <text:p>0.381250</text:p>
          </table:table-cell>
          <table:table-cell office:value-type="float" office:value="0.4549006532" calcext:value-type="float">
            <text:p>0.454901</text:p>
          </table:table-cell>
          <table:table-cell office:value-type="float" office:value="0.41641855808" calcext:value-type="float">
            <text:p>0.416419</text:p>
          </table:table-cell>
          <table:table-cell office:value-type="float" office:value="0.40374468456" calcext:value-type="float">
            <text:p>0.403745</text:p>
          </table:table-cell>
          <table:table-cell office:value-type="float" office:value="0.48677769336" calcext:value-type="float">
            <text:p>0.486778</text:p>
          </table:table-cell>
          <table:table-cell office:value-type="float" office:value="0.43752659384" calcext:value-type="float">
            <text:p>0.437527</text:p>
          </table:table-cell>
          <table:table-cell office:value-type="float" office:value="0.43224687912" calcext:value-type="float">
            <text:p>0.432247</text:p>
          </table:table-cell>
          <table:table-cell office:value-type="float" office:value="0.45143036736" calcext:value-type="float">
            <text:p>0.451430</text:p>
          </table:table-cell>
          <table:table-cell office:value-type="float" office:value="0.325628324" calcext:value-type="float">
            <text:p>0.325628</text:p>
          </table:table-cell>
          <table:table-cell office:value-type="float" office:value="0.39161196704" calcext:value-type="float">
            <text:p>0.391612</text:p>
          </table:table-cell>
          <table:table-cell office:value-type="float" office:value="0.3532223604" calcext:value-type="float">
            <text:p>0.353222</text:p>
          </table:table-cell>
          <table:table-cell office:value-type="float" office:value="0.31164780472" calcext:value-type="float">
            <text:p>0.311648</text:p>
          </table:table-cell>
          <table:table-cell office:value-type="float" office:value="0.37362492552" calcext:value-type="float">
            <text:p>0.373625</text:p>
          </table:table-cell>
          <table:table-cell office:value-type="float" office:value="0.41592458301184" calcext:value-type="float">
            <text:p>0.415925</text:p>
          </table:table-cell>
          <table:table-cell office:value-type="float" office:value="0.48288347181312" calcext:value-type="float">
            <text:p>0.482883</text:p>
          </table:table-cell>
          <table:table-cell office:value-type="float" office:value="0.43402638108928" calcext:value-type="float">
            <text:p>0.434026</text:p>
          </table:table-cell>
          <table:table-cell table:formula="of:=AVERAGE([.B33:.U33])" office:value-type="float" office:value="0.398159098155712" calcext:value-type="float">
            <text:p>0.398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4933396" calcext:value-type="float">
            <text:p>0.334933</text:p>
          </table:table-cell>
          <table:table-cell office:value-type="float" office:value="0.45680996" calcext:value-type="float">
            <text:p>0.456810</text:p>
          </table:table-cell>
          <table:table-cell office:value-type="float" office:value="0.44616756" calcext:value-type="float">
            <text:p>0.446168</text:p>
          </table:table-cell>
          <table:table-cell office:value-type="float" office:value="0.346782604" calcext:value-type="float">
            <text:p>0.346783</text:p>
          </table:table-cell>
          <table:table-cell office:value-type="float" office:value="0.473311704" calcext:value-type="float">
            <text:p>0.473312</text:p>
          </table:table-cell>
          <table:table-cell office:value-type="float" office:value="0.43546724928" calcext:value-type="float">
            <text:p>0.435467</text:p>
          </table:table-cell>
          <table:table-cell office:value-type="float" office:value="0.44083748464" calcext:value-type="float">
            <text:p>0.440837</text:p>
          </table:table-cell>
          <table:table-cell office:value-type="float" office:value="0.45486424816" calcext:value-type="float">
            <text:p>0.454864</text:p>
          </table:table-cell>
          <table:table-cell office:value-type="float" office:value="0.4404567076" calcext:value-type="float">
            <text:p>0.440457</text:p>
          </table:table-cell>
          <table:table-cell office:value-type="float" office:value="0.48983178104" calcext:value-type="float">
            <text:p>0.489832</text:p>
          </table:table-cell>
          <table:table-cell office:value-type="float" office:value="0.44952057864" calcext:value-type="float">
            <text:p>0.449521</text:p>
          </table:table-cell>
          <table:table-cell office:value-type="float" office:value="0.49609344792" calcext:value-type="float">
            <text:p>0.496093</text:p>
          </table:table-cell>
          <table:table-cell office:value-type="float" office:value="0.32823472808" calcext:value-type="float">
            <text:p>0.328235</text:p>
          </table:table-cell>
          <table:table-cell office:value-type="float" office:value="0.4476737608" calcext:value-type="float">
            <text:p>0.447674</text:p>
          </table:table-cell>
          <table:table-cell office:value-type="float" office:value="0.4372442088" calcext:value-type="float">
            <text:p>0.437244</text:p>
          </table:table-cell>
          <table:table-cell office:value-type="float" office:value="0.33984695192" calcext:value-type="float">
            <text:p>0.339847</text:p>
          </table:table-cell>
          <table:table-cell office:value-type="float" office:value="0.46384546992" calcext:value-type="float">
            <text:p>0.463845</text:p>
          </table:table-cell>
          <table:table-cell office:value-type="float" office:value="0.47828140247552" calcext:value-type="float">
            <text:p>0.478281</text:p>
          </table:table-cell>
          <table:table-cell office:value-type="float" office:value="0.4369330539392" calcext:value-type="float">
            <text:p>0.436933</text:p>
          </table:table-cell>
          <table:table-cell office:value-type="float" office:value="0.48591312679168" calcext:value-type="float">
            <text:p>0.485913</text:p>
          </table:table-cell>
          <table:table-cell table:formula="of:=AVERAGE([.B34:.U34])" office:value-type="float" office:value="0.43415247120032" calcext:value-type="float">
            <text:p>0.434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2485484" calcext:value-type="float">
            <text:p>0.342485</text:p>
          </table:table-cell>
          <table:table-cell office:value-type="float" office:value="0.489593572" calcext:value-type="float">
            <text:p>0.489594</text:p>
          </table:table-cell>
          <table:table-cell office:value-type="float" office:value="0.423750248" calcext:value-type="float">
            <text:p>0.423750</text:p>
          </table:table-cell>
          <table:table-cell office:value-type="float" office:value="0.343234468" calcext:value-type="float">
            <text:p>0.343234</text:p>
          </table:table-cell>
          <table:table-cell office:value-type="float" office:value="0.501345392" calcext:value-type="float">
            <text:p>0.501345</text:p>
          </table:table-cell>
          <table:table-cell office:value-type="float" office:value="0.47735567544" calcext:value-type="float">
            <text:p>0.477356</text:p>
          </table:table-cell>
          <table:table-cell office:value-type="float" office:value="0.47144821976" calcext:value-type="float">
            <text:p>0.471448</text:p>
          </table:table-cell>
          <table:table-cell office:value-type="float" office:value="0.47014747752" calcext:value-type="float">
            <text:p>0.470147</text:p>
          </table:table-cell>
          <table:table-cell office:value-type="float" office:value="0.47269583032" calcext:value-type="float">
            <text:p>0.472696</text:p>
          </table:table-cell>
          <table:table-cell office:value-type="float" office:value="0.53309867912" calcext:value-type="float">
            <text:p>0.533099</text:p>
          </table:table-cell>
          <table:table-cell office:value-type="float" office:value="0.4639969936" calcext:value-type="float">
            <text:p>0.463997</text:p>
          </table:table-cell>
          <table:table-cell office:value-type="float" office:value="0.51149769944" calcext:value-type="float">
            <text:p>0.511498</text:p>
          </table:table-cell>
          <table:table-cell office:value-type="float" office:value="0.33563577432" calcext:value-type="float">
            <text:p>0.335636</text:p>
          </table:table-cell>
          <table:table-cell office:value-type="float" office:value="0.47980170056" calcext:value-type="float">
            <text:p>0.479802</text:p>
          </table:table-cell>
          <table:table-cell office:value-type="float" office:value="0.41527524304" calcext:value-type="float">
            <text:p>0.415275</text:p>
          </table:table-cell>
          <table:table-cell office:value-type="float" office:value="0.33636977864" calcext:value-type="float">
            <text:p>0.336370</text:p>
          </table:table-cell>
          <table:table-cell office:value-type="float" office:value="0.49131848416" calcext:value-type="float">
            <text:p>0.491318</text:p>
          </table:table-cell>
          <table:table-cell office:value-type="float" office:value="0.5242796467328" calcext:value-type="float">
            <text:p>0.524280</text:p>
          </table:table-cell>
          <table:table-cell office:value-type="float" office:value="0.46891426367744" calcext:value-type="float">
            <text:p>0.468914</text:p>
          </table:table-cell>
          <table:table-cell office:value-type="float" office:value="0.52883388968704" calcext:value-type="float">
            <text:p>0.528834</text:p>
          </table:table-cell>
          <table:table-cell table:formula="of:=AVERAGE([.B35:.U35])" office:value-type="float" office:value="0.454053926000864" calcext:value-type="float">
            <text:p>0.454054</text:p>
          </table:table-cell>
        </table:table-row>
        <table:table-row table:style-name="ro1" table:number-rows-repeated="2">
          <table:table-cell/>
          <table:table-cell table:style-name="ce2" table:number-columns-repeated="5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00/00/00</text:date>, <text:time style:data-style-name="N2" text:time-value="21:13:38.745596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0T21:17:24.906867832</dc:date>
    <meta:editing-duration>PT2H13M12S</meta:editing-duration>
    <meta:editing-cycles>14</meta:editing-cycles>
    <meta:generator>LibreOffice/6.0.7.3$Linux_X86_64 LibreOffice_project/00m0$Build-3</meta:generator>
    <meta:document-statistic meta:table-count="1" meta:cell-count="726" meta:object-count="0"/>
  </office:meta>
</office:document-meta>
</file>